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63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cc"/>
    </style:style>
    <style:style style:name="ce2" style:family="table-cell" style:parent-style-name="Default">
      <style:text-properties fo:color="#000099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>
      <style:text-properties fo:color="#0000ff"/>
    </style:style>
    <style:style style:name="ce6" style:family="table-cell" style:parent-style-name="Default">
      <style:table-cell-properties fo:background-color="#ffff99"/>
      <style:text-properties fo:color="#6600ff"/>
    </style:style>
    <style:style style:name="ce7" style:family="table-cell" style:parent-style-name="Default">
      <style:table-cell-properties fo:background-color="#ffff99"/>
      <style:text-properties fo:color="#ff0000"/>
    </style:style>
    <style:style style:name="ce8" style:family="table-cell" style:parent-style-name="Default">
      <style:text-properties fo:color="#6600cc"/>
    </style:style>
    <style:style style:name="ce9" style:family="table-cell" style:parent-style-name="Default">
      <style:table-cell-properties fo:background-color="#cc99cc"/>
    </style:style>
    <style:style style:name="ce10" style:family="table-cell" style:parent-style-name="Default">
      <style:table-cell-properties fo:background-color="#cc99cc"/>
      <style:text-properties fo:color="#6600cc"/>
    </style:style>
  </office:automatic-styles>
  <office:body>
    <office:spreadsheet>
      <table:table table:name="工作表1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number-columns-repeated="2"/>
          <table:table-cell office:value-type="string">
            <text:p>ins1</text:p>
          </table:table-cell>
          <table:table-cell office:value-type="string">
            <text:p>ins2</text:p>
          </table:table-cell>
          <table:table-cell office:value-type="string">
            <text:p>ins_count</text:p>
          </table:table-cell>
          <table:table-cell office:value-type="string">
            <text:p>taint1</text:p>
          </table:table-cell>
          <table:table-cell office:value-type="string">
            <text:p>taint2</text:p>
          </table:table-cell>
          <table:table-cell office:value-type="string">
            <text:p>taint_ins</text:p>
          </table:table-cell>
          <table:table-cell office:value-type="string">
            <text:p>time1</text:p>
          </table:table-cell>
          <table:table-cell office:value-type="string">
            <text:p>time2</text:p>
          </table:table-cell>
          <table:table-cell office:value-type="string">
            <text:p>time</text:p>
          </table:table-cell>
          <table:table-cell office:value-type="string">
            <text:p>total_ins</text:p>
          </table:table-cell>
          <table:table-cell table:number-columns-repeated="1012"/>
        </table:table-row>
        <table:table-row table:style-name="ro1">
          <table:table-cell office:value-type="string">
            <text:p>ImageMagick/PNG</text:p>
          </table:table-cell>
          <table:table-cell office:value-type="string">
            <text:p>Taint-S(D)</text:p>
          </table:table-cell>
          <table:table-cell office:value-type="float" office:value="1779277">
            <text:p>1779277</text:p>
          </table:table-cell>
          <table:table-cell office:value-type="float" office:value="28428959">
            <text:p>28428959</text:p>
          </table:table-cell>
          <table:table-cell table:formula="of:=SUM([.C2];[.D2])" office:value-type="float" office:value="30208236">
            <text:p>30208236</text:p>
          </table:table-cell>
          <table:table-cell office:value-type="float" office:value="71329">
            <text:p>71329</text:p>
          </table:table-cell>
          <table:table-cell office:value-type="float" office:value="186264">
            <text:p>186264</text:p>
          </table:table-cell>
          <table:table-cell table:formula="of:=SUM([.F2];[.G2])" office:value-type="float" office:value="257593">
            <text:p>257593</text:p>
          </table:table-cell>
          <table:table-cell office:value-type="float" office:value="34.936">
            <text:p>34.936</text:p>
          </table:table-cell>
          <table:table-cell office:value-type="float" office:value="4.664">
            <text:p>4.664</text:p>
          </table:table-cell>
          <table:table-cell table:formula="of:=SUM([.I2];[.J2])" office:value-type="float" office:value="39.6">
            <text:p>39.6</text:p>
          </table:table-cell>
          <table:table-cell table:formula="of:=SUM([.E2];[.H2])" office:value-type="float" office:value="30465829">
            <text:p>30465829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aint-S(C)</text:p>
          </table:table-cell>
          <table:table-cell office:value-type="float" office:value="1779277">
            <text:p>1779277</text:p>
          </table:table-cell>
          <table:table-cell office:value-type="float" office:value="28428959">
            <text:p>28428959</text:p>
          </table:table-cell>
          <table:table-cell table:formula="of:=SUM([.C3];[.D3])" office:value-type="float" office:value="30208236">
            <text:p>30208236</text:p>
          </table:table-cell>
          <table:table-cell office:value-type="float" office:value="60404">
            <text:p>60404</text:p>
          </table:table-cell>
          <table:table-cell office:value-type="float" office:value="185814">
            <text:p>185814</text:p>
          </table:table-cell>
          <table:table-cell table:formula="of:=SUM([.F3];[.G3])" office:value-type="float" office:value="246218">
            <text:p>246218</text:p>
          </table:table-cell>
          <table:table-cell office:value-type="float" office:value="35.024">
            <text:p>35.024</text:p>
          </table:table-cell>
          <table:table-cell office:value-type="float" office:value="4.04">
            <text:p>4.04</text:p>
          </table:table-cell>
          <table:table-cell table:formula="of:=SUM([.I3];[.J3])" office:value-type="float" office:value="39.064">
            <text:p>39.064</text:p>
          </table:table-cell>
          <table:table-cell table:formula="of:=SUM([.E3];[.H3])" office:value-type="float" office:value="30454454">
            <text:p>30454454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CRC-S</text:p>
          </table:table-cell>
          <table:table-cell office:value-type="float" office:value="689002">
            <text:p>689002</text:p>
          </table:table-cell>
          <table:table-cell office:value-type="float" office:value="26241355">
            <text:p>26241355</text:p>
          </table:table-cell>
          <table:table-cell table:formula="of:=SUM([.C4];[.D4])" office:value-type="float" office:value="26930357">
            <text:p>26930357</text:p>
          </table:table-cell>
          <table:table-cell office:value-type="float" office:value="32715">
            <text:p>32715</text:p>
          </table:table-cell>
          <table:table-cell office:value-type="float" office:value="138967">
            <text:p>138967</text:p>
          </table:table-cell>
          <table:table-cell table:formula="of:=SUM([.F4];[.G4])" office:value-type="float" office:value="171682">
            <text:p>171682</text:p>
          </table:table-cell>
          <table:table-cell office:value-type="float" office:value="31.328">
            <text:p>31.328</text:p>
          </table:table-cell>
          <table:table-cell office:value-type="float" office:value="3.524">
            <text:p>3.524</text:p>
          </table:table-cell>
          <table:table-cell table:formula="of:=SUM([.I4];[.J4])" office:value-type="float" office:value="34.852">
            <text:p>34.852</text:p>
          </table:table-cell>
          <table:table-cell table:formula="of:=SUM([.E4];[.H4])" office:value-type="float" office:value="27102039">
            <text:p>27102039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optipng/PNG</text:p>
          </table:table-cell>
          <table:table-cell table:style-name="ce1" office:value-type="string">
            <text:p>Taint-S(D)</text:p>
          </table:table-cell>
          <table:table-cell table:style-name="ce1" office:value-type="float" office:value="9724582">
            <text:p>9724582</text:p>
          </table:table-cell>
          <table:table-cell table:style-name="ce1" office:value-type="float" office:value="33409">
            <text:p>33409</text:p>
          </table:table-cell>
          <table:table-cell table:style-name="ce1" table:formula="of:=SUM([.C5];[.D5])" office:value-type="float" office:value="9757991">
            <text:p>9757991</text:p>
          </table:table-cell>
          <table:table-cell table:style-name="ce1" office:value-type="float" office:value="6441896">
            <text:p>6441896</text:p>
          </table:table-cell>
          <table:table-cell table:style-name="ce1" office:value-type="float" office:value="1850">
            <text:p>1850</text:p>
          </table:table-cell>
          <table:table-cell table:style-name="ce1" table:formula="of:=SUM([.F5];[.G5])" office:value-type="float" office:value="6443746">
            <text:p>6443746</text:p>
          </table:table-cell>
          <table:table-cell table:style-name="ce1" office:value-type="float" office:value="312.604">
            <text:p>312.604</text:p>
          </table:table-cell>
          <table:table-cell table:style-name="ce1" office:value-type="float" office:value="107.6">
            <text:p>107.6</text:p>
          </table:table-cell>
          <table:table-cell table:style-name="ce1" table:formula="of:=SUM([.I5];[.J5])" office:value-type="float" office:value="420.204">
            <text:p>420.204</text:p>
          </table:table-cell>
          <table:table-cell table:formula="of:=SUM([.E5];[.H5])" office:value-type="float" office:value="16201737">
            <text:p>16201737</text:p>
          </table:table-cell>
          <table:table-cell table:style-name="ce1" table:number-columns-repeated="1012"/>
        </table:table-row>
        <table:table-row table:style-name="ro1">
          <table:table-cell/>
          <table:table-cell office:value-type="string">
            <text:p>Taint-S(C)</text:p>
          </table:table-cell>
          <table:table-cell office:value-type="float" office:value="9724582">
            <text:p>9724582</text:p>
          </table:table-cell>
          <table:table-cell office:value-type="float" office:value="33409">
            <text:p>33409</text:p>
          </table:table-cell>
          <table:table-cell table:formula="of:=SUM([.C6];[.D6])" office:value-type="float" office:value="9757991">
            <text:p>9757991</text:p>
          </table:table-cell>
          <table:table-cell office:value-type="float" office:value="448530">
            <text:p>448530</text:p>
          </table:table-cell>
          <table:table-cell office:value-type="float" office:value="1639">
            <text:p>1639</text:p>
          </table:table-cell>
          <table:table-cell table:formula="of:=SUM([.F6];[.G6])" office:value-type="float" office:value="450169">
            <text:p>450169</text:p>
          </table:table-cell>
          <table:table-cell office:value-type="float" office:value="13.14">
            <text:p>13.14</text:p>
          </table:table-cell>
          <table:table-cell office:value-type="float" office:value="1.98">
            <text:p>1.98</text:p>
          </table:table-cell>
          <table:table-cell table:formula="of:=SUM([.I6];[.J6])" office:value-type="float" office:value="15.12">
            <text:p>15.12</text:p>
          </table:table-cell>
          <table:table-cell table:formula="of:=SUM([.E6];[.H6])" office:value-type="float" office:value="10208160">
            <text:p>1020816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>
            <text:p>CRC-S</text:p>
          </table:table-cell>
          <table:table-cell table:style-name="ce2" office:value-type="float" office:value="9476560">
            <text:p>9476560</text:p>
          </table:table-cell>
          <table:table-cell table:style-name="ce2" office:value-type="float" office:value="4952">
            <text:p>4952</text:p>
          </table:table-cell>
          <table:table-cell table:style-name="ce2" table:formula="of:=SUM([.C7];[.D7])" office:value-type="float" office:value="9481512">
            <text:p>9481512</text:p>
          </table:table-cell>
          <table:table-cell table:style-name="ce2" office:value-type="float" office:value="468984">
            <text:p>468984</text:p>
          </table:table-cell>
          <table:table-cell table:style-name="ce2" office:value-type="float" office:value="344">
            <text:p>344</text:p>
          </table:table-cell>
          <table:table-cell table:style-name="ce2" table:formula="of:=SUM([.F7];[.G7])" office:value-type="float" office:value="469328">
            <text:p>469328</text:p>
          </table:table-cell>
          <table:table-cell table:style-name="ce2" office:value-type="float" office:value="11.304">
            <text:p>11.304</text:p>
          </table:table-cell>
          <table:table-cell table:style-name="ce2" office:value-type="float" office:value="1.904">
            <text:p>1.904</text:p>
          </table:table-cell>
          <table:table-cell table:style-name="ce2" table:formula="of:=SUM([.I7];[.J7])" office:value-type="float" office:value="13.208">
            <text:p>13.208</text:p>
          </table:table-cell>
          <table:table-cell table:formula="of:=SUM([.E7];[.H7])" office:value-type="float" office:value="9950840">
            <text:p>9950840</text:p>
          </table:table-cell>
          <table:table-cell table:style-name="ce2" table:number-columns-repeated="1012"/>
        </table:table-row>
        <table:table-row table:style-name="ro1">
          <table:table-cell office:value-type="string">
            <text:p>pngcheck/PNG</text:p>
          </table:table-cell>
          <table:table-cell office:value-type="string">
            <text:p>Taint-S(D)</text:p>
          </table:table-cell>
          <table:table-cell table:style-name="ce4" office:value-type="float" office:value="79010">
            <text:p>79010</text:p>
          </table:table-cell>
          <table:table-cell table:style-name="ce4" office:value-type="float" office:value="14045">
            <text:p>14045</text:p>
          </table:table-cell>
          <table:table-cell table:style-name="ce4" table:formula="of:=SUM([.C8];[.D8])" office:value-type="float" office:value="93055">
            <text:p>93055</text:p>
          </table:table-cell>
          <table:table-cell table:style-name="ce4" office:value-type="float" office:value="10719">
            <text:p>10719</text:p>
          </table:table-cell>
          <table:table-cell table:style-name="ce4" office:value-type="float" office:value="1838">
            <text:p>1838</text:p>
          </table:table-cell>
          <table:table-cell table:style-name="ce4" table:formula="of:=SUM([.F8];[.G8])" office:value-type="float" office:value="12557">
            <text:p>12557</text:p>
          </table:table-cell>
          <table:table-cell table:style-name="ce4" office:value-type="float" office:value="3.692">
            <text:p>3.692</text:p>
          </table:table-cell>
          <table:table-cell table:style-name="ce4" office:value-type="float" office:value="1.248">
            <text:p>1.248</text:p>
          </table:table-cell>
          <table:table-cell table:style-name="ce4" table:formula="of:=SUM([.I8];[.J8])" office:value-type="float" office:value="4.94">
            <text:p>4.94</text:p>
          </table:table-cell>
          <table:table-cell table:formula="of:=SUM([.E8];[.H8])" office:value-type="float" office:value="105612">
            <text:p>105612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aint-S(C)</text:p>
          </table:table-cell>
          <table:table-cell office:value-type="float" office:value="79010">
            <text:p>79010</text:p>
          </table:table-cell>
          <table:table-cell office:value-type="float" office:value="14045">
            <text:p>14045</text:p>
          </table:table-cell>
          <table:table-cell table:formula="of:=SUM([.C9];[.D9])" office:value-type="float" office:value="93055">
            <text:p>93055</text:p>
          </table:table-cell>
          <table:table-cell office:value-type="float" office:value="2699">
            <text:p>2699</text:p>
          </table:table-cell>
          <table:table-cell office:value-type="float" office:value="901">
            <text:p>901</text:p>
          </table:table-cell>
          <table:table-cell table:formula="of:=SUM([.F9];[.G9])" office:value-type="float" office:value="3600">
            <text:p>3600</text:p>
          </table:table-cell>
          <table:table-cell office:value-type="float" office:value="3.64">
            <text:p>3.64</text:p>
          </table:table-cell>
          <table:table-cell office:value-type="float" office:value="1.056">
            <text:p>1.056</text:p>
          </table:table-cell>
          <table:table-cell table:formula="of:=SUM([.I9];[.J9])" office:value-type="float" office:value="4.696">
            <text:p>4.696</text:p>
          </table:table-cell>
          <table:table-cell table:formula="of:=SUM([.E9];[.H9])" office:value-type="float" office:value="96655">
            <text:p>96655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CRC-S</text:p>
          </table:table-cell>
          <table:table-cell table:style-name="ce1" office:value-type="float" office:value="60131">
            <text:p>60131</text:p>
          </table:table-cell>
          <table:table-cell table:style-name="ce1" office:value-type="float" office:value="6687">
            <text:p>6687</text:p>
          </table:table-cell>
          <table:table-cell table:style-name="ce1" table:formula="of:=SUM([.C10];[.D10])" office:value-type="float" office:value="66818">
            <text:p>66818</text:p>
          </table:table-cell>
          <table:table-cell table:style-name="ce1" office:value-type="float" office:value="6698">
            <text:p>6698</text:p>
          </table:table-cell>
          <table:table-cell table:style-name="ce1" office:value-type="float" office:value="881">
            <text:p>881</text:p>
          </table:table-cell>
          <table:table-cell table:style-name="ce1" table:formula="of:=SUM([.F10];[.G10])" office:value-type="float" office:value="7579">
            <text:p>7579</text:p>
          </table:table-cell>
          <table:table-cell table:style-name="ce1" office:value-type="float" office:value="2.956">
            <text:p>2.956</text:p>
          </table:table-cell>
          <table:table-cell table:style-name="ce1" office:value-type="float" office:value="0.928">
            <text:p>0.928</text:p>
          </table:table-cell>
          <table:table-cell table:style-name="ce1" table:formula="of:=SUM([.I10];[.J10])" office:value-type="float" office:value="3.884">
            <text:p>3.884</text:p>
          </table:table-cell>
          <table:table-cell table:formula="of:=SUM([.E10];[.H10])" office:value-type="float" office:value="74397">
            <text:p>74397</text:p>
          </table:table-cell>
          <table:table-cell table:number-columns-repeated="1012"/>
        </table:table-row>
        <table:table-row table:style-name="ro1">
          <table:table-cell office:value-type="string">
            <text:p>tcpdump/UDP</text:p>
          </table:table-cell>
          <table:table-cell office:value-type="string">
            <text:p>Taint-S(D)</text:p>
          </table:table-cell>
          <table:table-cell table:style-name="ce4" office:value-type="float" office:value="1352540">
            <text:p>1352540</text:p>
          </table:table-cell>
          <table:table-cell table:style-name="ce4" office:value-type="float" office:value="1353301">
            <text:p>1353301</text:p>
          </table:table-cell>
          <table:table-cell table:style-name="ce4" table:formula="of:=SUM([.C11];[.D11])" office:value-type="float" office:value="2705841">
            <text:p>2705841</text:p>
          </table:table-cell>
          <table:table-cell table:style-name="ce4" office:value-type="float" office:value="59679">
            <text:p>59679</text:p>
          </table:table-cell>
          <table:table-cell table:style-name="ce4" office:value-type="float" office:value="59875">
            <text:p>59875</text:p>
          </table:table-cell>
          <table:table-cell table:style-name="ce4" table:formula="of:=SUM([.F11];[.G11])" office:value-type="float" office:value="119554">
            <text:p>119554</text:p>
          </table:table-cell>
          <table:table-cell table:style-name="ce4" office:value-type="float" office:value="13.948">
            <text:p>13.948</text:p>
          </table:table-cell>
          <table:table-cell table:style-name="ce4" office:value-type="float" office:value="3.324">
            <text:p>3.324</text:p>
          </table:table-cell>
          <table:table-cell table:style-name="ce4" table:formula="of:=SUM([.I11];[.J11])" office:value-type="float" office:value="17.272">
            <text:p>17.272</text:p>
          </table:table-cell>
          <table:table-cell table:formula="of:=SUM([.E11];[.H11])" office:value-type="float" office:value="2825395">
            <text:p>2825395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aint-S(C)</text:p>
          </table:table-cell>
          <table:table-cell office:value-type="float" office:value="1352540">
            <text:p>1352540</text:p>
          </table:table-cell>
          <table:table-cell office:value-type="float" office:value="1353559">
            <text:p>1353559</text:p>
          </table:table-cell>
          <table:table-cell table:formula="of:=SUM([.C12];[.D12])" office:value-type="float" office:value="2706099">
            <text:p>2706099</text:p>
          </table:table-cell>
          <table:table-cell office:value-type="float" office:value="59369">
            <text:p>59369</text:p>
          </table:table-cell>
          <table:table-cell office:value-type="float" office:value="59603">
            <text:p>59603</text:p>
          </table:table-cell>
          <table:table-cell table:formula="of:=SUM([.F12];[.G12])" office:value-type="float" office:value="118972">
            <text:p>118972</text:p>
          </table:table-cell>
          <table:table-cell office:value-type="float" office:value="13.864">
            <text:p>13.864</text:p>
          </table:table-cell>
          <table:table-cell office:value-type="float" office:value="3.276">
            <text:p>3.276</text:p>
          </table:table-cell>
          <table:table-cell table:formula="of:=SUM([.I12];[.J12])" office:value-type="float" office:value="17.14">
            <text:p>17.14</text:p>
          </table:table-cell>
          <table:table-cell table:formula="of:=SUM([.E12];[.H12])" office:value-type="float" office:value="2825071">
            <text:p>282507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CRC-S</text:p>
          </table:table-cell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 office:value-type="float" office:value="0">
            <text:p>0</text:p>
          </table:table-cell>
          <table:table-cell table:formula="of:=SUM([.E13];[.H13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tcpdump/TCP</text:p>
          </table:table-cell>
          <table:table-cell office:value-type="string">
            <text:p>Taint-S(D)</text:p>
          </table:table-cell>
          <table:table-cell table:style-name="ce5" office:value-type="float" office:value="1341472">
            <text:p>1341472</text:p>
          </table:table-cell>
          <table:table-cell table:style-name="ce5" office:value-type="float" office:value="1342011">
            <text:p>1342011</text:p>
          </table:table-cell>
          <table:table-cell table:style-name="ce5" table:formula="of:=SUM([.C14];[.D14])" office:value-type="float" office:value="2683483">
            <text:p>2683483</text:p>
          </table:table-cell>
          <table:table-cell table:style-name="ce5" office:value-type="float" office:value="61627">
            <text:p>61627</text:p>
          </table:table-cell>
          <table:table-cell table:style-name="ce5" office:value-type="float" office:value="61831">
            <text:p>61831</text:p>
          </table:table-cell>
          <table:table-cell table:style-name="ce5" table:formula="of:=SUM([.F14];[.G14])" office:value-type="float" office:value="123458">
            <text:p>123458</text:p>
          </table:table-cell>
          <table:table-cell table:style-name="ce5" office:value-type="float" office:value="14.204">
            <text:p>14.204</text:p>
          </table:table-cell>
          <table:table-cell table:style-name="ce5" office:value-type="float" office:value="3.552">
            <text:p>3.552</text:p>
          </table:table-cell>
          <table:table-cell table:style-name="ce5" table:formula="of:=SUM([.I14];[.J14])" office:value-type="float" office:value="17.756">
            <text:p>17.756</text:p>
          </table:table-cell>
          <table:table-cell table:style-name="ce5" table:formula="of:=SUM([.E14];[.H14])" office:value-type="float" office:value="2806941">
            <text:p>280694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aint-S(C)</text:p>
          </table:table-cell>
          <table:table-cell office:value-type="float" office:value="1341472">
            <text:p>1341472</text:p>
          </table:table-cell>
          <table:table-cell office:value-type="float" office:value="1335807">
            <text:p>1335807</text:p>
          </table:table-cell>
          <table:table-cell table:formula="of:=SUM([.C15];[.D15])" office:value-type="float" office:value="2677279">
            <text:p>2677279</text:p>
          </table:table-cell>
          <table:table-cell office:value-type="float" office:value="59360">
            <text:p>59360</text:p>
          </table:table-cell>
          <table:table-cell office:value-type="float" office:value="59406">
            <text:p>59406</text:p>
          </table:table-cell>
          <table:table-cell table:formula="of:=SUM([.F15];[.G15])" office:value-type="float" office:value="118766">
            <text:p>118766</text:p>
          </table:table-cell>
          <table:table-cell office:value-type="float" office:value="14.128">
            <text:p>14.128</text:p>
          </table:table-cell>
          <table:table-cell office:value-type="float" office:value="3.384">
            <text:p>3.384</text:p>
          </table:table-cell>
          <table:table-cell table:formula="of:=SUM([.I15];[.J15])" office:value-type="float" office:value="17.512">
            <text:p>17.512</text:p>
          </table:table-cell>
          <table:table-cell table:formula="of:=SUM([.E15];[.H15])" office:value-type="float" office:value="2796045">
            <text:p>2796045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CRC-S</text:p>
          </table:table-cell>
          <table:table-cell table:number-columns-repeated="2"/>
          <table:table-cell/>
          <table:table-cell table:number-columns-repeated="2"/>
          <table:table-cell table:number-columns-repeated="3"/>
          <table:table-cell table:formula="of:=SUM([.I16];[.J16])" office:value-type="float" office:value="0">
            <text:p>0</text:p>
          </table:table-cell>
          <table:table-cell table:formula="of:=SUM([.E16];[.H16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tcpdump/IP</text:p>
          </table:table-cell>
          <table:table-cell office:value-type="string">
            <text:p>Taint-S(D)</text:p>
          </table:table-cell>
          <table:table-cell office:value-type="float" office:value="1337387">
            <text:p>1337387</text:p>
          </table:table-cell>
          <table:table-cell office:value-type="float" office:value="1338423">
            <text:p>1338423</text:p>
          </table:table-cell>
          <table:table-cell table:formula="of:=SUM([.C17];[.D17])" office:value-type="float" office:value="2675810">
            <text:p>2675810</text:p>
          </table:table-cell>
          <table:table-cell office:value-type="float" office:value="69169">
            <text:p>69169</text:p>
          </table:table-cell>
          <table:table-cell office:value-type="float" office:value="69379">
            <text:p>69379</text:p>
          </table:table-cell>
          <table:table-cell table:formula="of:=SUM([.F17];[.G17])" office:value-type="float" office:value="138548">
            <text:p>138548</text:p>
          </table:table-cell>
          <table:table-cell office:value-type="float" office:value="14.312">
            <text:p>14.312</text:p>
          </table:table-cell>
          <table:table-cell office:value-type="float" office:value="4.196">
            <text:p>4.196</text:p>
          </table:table-cell>
          <table:table-cell table:formula="of:=SUM([.I17];[.J17])" office:value-type="float" office:value="18.508">
            <text:p>18.508</text:p>
          </table:table-cell>
          <table:table-cell table:formula="of:=SUM([.E17];[.H17])" office:value-type="float" office:value="2814358">
            <text:p>2814358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aint-S(C)</text:p>
          </table:table-cell>
          <table:table-cell office:value-type="float" office:value="1337129">
            <text:p>1337129</text:p>
          </table:table-cell>
          <table:table-cell office:value-type="float" office:value="1338423">
            <text:p>1338423</text:p>
          </table:table-cell>
          <table:table-cell table:formula="of:=SUM([.C18];[.D18])" office:value-type="float" office:value="2675552">
            <text:p>2675552</text:p>
          </table:table-cell>
          <table:table-cell office:value-type="float" office:value="59414">
            <text:p>59414</text:p>
          </table:table-cell>
          <table:table-cell office:value-type="float" office:value="59658">
            <text:p>59658</text:p>
          </table:table-cell>
          <table:table-cell table:formula="of:=SUM([.F18];[.G18])" office:value-type="float" office:value="119072">
            <text:p>119072</text:p>
          </table:table-cell>
          <table:table-cell office:value-type="float" office:value="14.156">
            <text:p>14.156</text:p>
          </table:table-cell>
          <table:table-cell office:value-type="float" office:value="3.532">
            <text:p>3.532</text:p>
          </table:table-cell>
          <table:table-cell table:formula="of:=SUM([.I18];[.J18])" office:value-type="float" office:value="17.688">
            <text:p>17.688</text:p>
          </table:table-cell>
          <table:table-cell table:formula="of:=SUM([.E18];[.H18])" office:value-type="float" office:value="2794624">
            <text:p>2794624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CRC-S</text:p>
          </table:table-cell>
          <table:table-cell table:number-columns-repeated="2"/>
          <table:table-cell/>
          <table:table-cell table:number-columns-repeated="2"/>
          <table:table-cell table:number-columns-repeated="3"/>
          <table:table-cell table:formula="of:=SUM([.I19];[.J19])" office:value-type="float" office:value="0">
            <text:p>0</text:p>
          </table:table-cell>
          <table:table-cell table:formula="of:=SUM([.E19];[.H19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tcpdump/IGMP</text:p>
          </table:table-cell>
          <table:table-cell office:value-type="string">
            <text:p>Taint-S(D)</text:p>
          </table:table-cell>
          <table:table-cell table:style-name="ce4" office:value-type="float" office:value="1359825">
            <text:p>1359825</text:p>
          </table:table-cell>
          <table:table-cell table:style-name="ce4" office:value-type="float" office:value="1358509">
            <text:p>1358509</text:p>
          </table:table-cell>
          <table:table-cell table:style-name="ce4" table:formula="of:=SUM([.C20];[.D20])" office:value-type="float" office:value="2718334">
            <text:p>2718334</text:p>
          </table:table-cell>
          <table:table-cell table:style-name="ce4" office:value-type="float" office:value="65030">
            <text:p>65030</text:p>
          </table:table-cell>
          <table:table-cell table:style-name="ce4" office:value-type="float" office:value="65451">
            <text:p>65451</text:p>
          </table:table-cell>
          <table:table-cell table:style-name="ce4" table:formula="of:=SUM([.F20];[.G20])" office:value-type="float" office:value="130481">
            <text:p>130481</text:p>
          </table:table-cell>
          <table:table-cell table:style-name="ce4" office:value-type="float" office:value="14.312">
            <text:p>14.312</text:p>
          </table:table-cell>
          <table:table-cell table:style-name="ce4" office:value-type="float" office:value="3.628">
            <text:p>3.628</text:p>
          </table:table-cell>
          <table:table-cell table:style-name="ce4" table:formula="of:=SUM([.I20];[.J20])" office:value-type="float" office:value="17.94">
            <text:p>17.94</text:p>
          </table:table-cell>
          <table:table-cell table:style-name="ce4" table:formula="of:=SUM([.E20];[.H20])" office:value-type="float" office:value="2848815">
            <text:p>2848815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aint-S(C)</text:p>
          </table:table-cell>
          <table:table-cell office:value-type="float" office:value="1357611">
            <text:p>1357611</text:p>
          </table:table-cell>
          <table:table-cell office:value-type="float" office:value="1358509">
            <text:p>1358509</text:p>
          </table:table-cell>
          <table:table-cell table:formula="of:=SUM([.C21];[.D21])" office:value-type="float" office:value="2716120">
            <text:p>2716120</text:p>
          </table:table-cell>
          <table:table-cell office:value-type="float" office:value="59981">
            <text:p>59981</text:p>
          </table:table-cell>
          <table:table-cell office:value-type="float" office:value="60109">
            <text:p>60109</text:p>
          </table:table-cell>
          <table:table-cell table:formula="of:=SUM([.F21];[.G21])" office:value-type="float" office:value="120090">
            <text:p>120090</text:p>
          </table:table-cell>
          <table:table-cell office:value-type="float" office:value="14.184">
            <text:p>14.184</text:p>
          </table:table-cell>
          <table:table-cell office:value-type="float" office:value="3.248">
            <text:p>3.248</text:p>
          </table:table-cell>
          <table:table-cell table:formula="of:=SUM([.I21];[.J21])" office:value-type="float" office:value="17.432">
            <text:p>17.432</text:p>
          </table:table-cell>
          <table:table-cell table:formula="of:=SUM([.E21];[.H21])" office:value-type="float" office:value="2836210">
            <text:p>283621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CRC-S</text:p>
          </table:table-cell>
          <table:table-cell table:number-columns-repeated="2"/>
          <table:table-cell/>
          <table:table-cell table:number-columns-repeated="2"/>
          <table:table-cell table:number-columns-repeated="3"/>
          <table:table-cell table:formula="of:=SUM([.I22];[.J22])" office:value-type="float" office:value="0">
            <text:p>0</text:p>
          </table:table-cell>
          <table:table-cell table:formula="of:=SUM([.E22];[.H22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tar/tar</text:p>
          </table:table-cell>
          <table:table-cell table:style-name="ce3" office:value-type="string">
            <text:p>Taint-S(D)</text:p>
          </table:table-cell>
          <table:table-cell table:style-name="ce6" office:value-type="float" office:value="190429">
            <text:p>190429</text:p>
          </table:table-cell>
          <table:table-cell table:style-name="ce6" office:value-type="float" office:value="181885">
            <text:p>181885</text:p>
          </table:table-cell>
          <table:table-cell table:style-name="ce6" table:formula="of:=SUM([.C23];[.D23])" office:value-type="float" office:value="372314">
            <text:p>372314</text:p>
          </table:table-cell>
          <table:table-cell table:style-name="ce6" office:value-type="float" office:value="15759">
            <text:p>15759</text:p>
          </table:table-cell>
          <table:table-cell table:style-name="ce6" office:value-type="float" office:value="12971">
            <text:p>12971</text:p>
          </table:table-cell>
          <table:table-cell table:style-name="ce6" table:formula="of:=SUM([.F23];[.G23])" office:value-type="float" office:value="28730">
            <text:p>28730</text:p>
          </table:table-cell>
          <table:table-cell table:style-name="ce6" office:value-type="float" office:value="13.272">
            <text:p>13.272</text:p>
          </table:table-cell>
          <table:table-cell table:style-name="ce6" office:value-type="float" office:value="3.096">
            <text:p>3.096</text:p>
          </table:table-cell>
          <table:table-cell table:style-name="ce6" table:formula="of:=SUM([.I23];[.J23])" office:value-type="float" office:value="16.368">
            <text:p>16.368</text:p>
          </table:table-cell>
          <table:table-cell table:style-name="ce6" table:formula="of:=SUM([.E23];[.H23])" office:value-type="float" office:value="401044">
            <text:p>401044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3" office:value-type="string">
            <text:p>Taint-S(C)</text:p>
          </table:table-cell>
          <table:table-cell table:style-name="ce3" office:value-type="float" office:value="190429">
            <text:p>190429</text:p>
          </table:table-cell>
          <table:table-cell table:style-name="ce3" office:value-type="float" office:value="181885">
            <text:p>181885</text:p>
          </table:table-cell>
          <table:table-cell table:style-name="ce3" table:formula="of:=SUM([.C24];[.D24])" office:value-type="float" office:value="372314">
            <text:p>372314</text:p>
          </table:table-cell>
          <table:table-cell table:style-name="ce3" office:value-type="float" office:value="10699">
            <text:p>10699</text:p>
          </table:table-cell>
          <table:table-cell table:style-name="ce3" office:value-type="float" office:value="10087">
            <text:p>10087</text:p>
          </table:table-cell>
          <table:table-cell table:style-name="ce3" table:formula="of:=SUM([.F24];[.G24])" office:value-type="float" office:value="20786">
            <text:p>20786</text:p>
          </table:table-cell>
          <table:table-cell table:style-name="ce3" office:value-type="float" office:value="7.684">
            <text:p>7.684</text:p>
          </table:table-cell>
          <table:table-cell table:style-name="ce3" office:value-type="float" office:value="2.188">
            <text:p>2.188</text:p>
          </table:table-cell>
          <table:table-cell table:style-name="ce3" table:formula="of:=SUM([.I24];[.J24])" office:value-type="float" office:value="9.872">
            <text:p>9.872</text:p>
          </table:table-cell>
          <table:table-cell table:style-name="ce3" table:formula="of:=SUM([.E24];[.H24])" office:value-type="float" office:value="393100">
            <text:p>39310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CRC-S</text:p>
          </table:table-cell>
          <table:table-cell table:number-columns-repeated="2"/>
          <table:table-cell/>
          <table:table-cell table:number-columns-repeated="2"/>
          <table:table-cell table:number-columns-repeated="3"/>
          <table:table-cell table:formula="of:=SUM([.I25];[.J25])" office:value-type="float" office:value="0">
            <text:p>0</text:p>
          </table:table-cell>
          <table:table-cell table:formula="of:=SUM([.E25];[.H25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gzip/gzip</text:p>
          </table:table-cell>
          <table:table-cell table:style-name="ce3" office:value-type="string">
            <text:p>Taint-S(D)</text:p>
          </table:table-cell>
          <table:table-cell table:style-name="ce7" office:value-type="float" office:value="151388">
            <text:p>151388</text:p>
          </table:table-cell>
          <table:table-cell table:style-name="ce7" office:value-type="float" office:value="156865">
            <text:p>156865</text:p>
          </table:table-cell>
          <table:table-cell table:style-name="ce7" table:formula="of:=SUM([.C26];[.D26])" office:value-type="float" office:value="308253">
            <text:p>308253</text:p>
          </table:table-cell>
          <table:table-cell table:style-name="ce7" office:value-type="float" office:value="4088">
            <text:p>4088</text:p>
          </table:table-cell>
          <table:table-cell table:style-name="ce7" office:value-type="float" office:value="4668">
            <text:p>4668</text:p>
          </table:table-cell>
          <table:table-cell table:style-name="ce7" table:formula="of:=SUM([.F26];[.G26])" office:value-type="float" office:value="8756">
            <text:p>8756</text:p>
          </table:table-cell>
          <table:table-cell table:style-name="ce7" office:value-type="float" office:value="3.468">
            <text:p>3.468</text:p>
          </table:table-cell>
          <table:table-cell table:style-name="ce7" office:value-type="float" office:value="0.984">
            <text:p>0.984</text:p>
          </table:table-cell>
          <table:table-cell table:style-name="ce7" table:formula="of:=SUM([.I26];[.J26])" office:value-type="float" office:value="4.452">
            <text:p>4.452</text:p>
          </table:table-cell>
          <table:table-cell table:style-name="ce7" table:formula="of:=SUM([.E26];[.H26])" office:value-type="float" office:value="317009">
            <text:p>317009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3" office:value-type="string">
            <text:p>Taint-S(C)</text:p>
          </table:table-cell>
          <table:table-cell table:style-name="ce3" office:value-type="float" office:value="151388">
            <text:p>151388</text:p>
          </table:table-cell>
          <table:table-cell table:style-name="ce3" office:value-type="float" office:value="156865">
            <text:p>156865</text:p>
          </table:table-cell>
          <table:table-cell table:style-name="ce3" table:formula="of:=SUM([.C27];[.D27])" office:value-type="float" office:value="308253">
            <text:p>308253</text:p>
          </table:table-cell>
          <table:table-cell table:style-name="ce3" office:value-type="float" office:value="3896">
            <text:p>3896</text:p>
          </table:table-cell>
          <table:table-cell table:style-name="ce3" office:value-type="float" office:value="4491">
            <text:p>4491</text:p>
          </table:table-cell>
          <table:table-cell table:style-name="ce3" table:formula="of:=SUM([.F27];[.G27])" office:value-type="float" office:value="8387">
            <text:p>8387</text:p>
          </table:table-cell>
          <table:table-cell table:style-name="ce3" office:value-type="float" office:value="3.468">
            <text:p>3.468</text:p>
          </table:table-cell>
          <table:table-cell table:style-name="ce3" office:value-type="float" office:value="0.888">
            <text:p>0.888</text:p>
          </table:table-cell>
          <table:table-cell table:style-name="ce3" table:formula="of:=SUM([.I27];[.J27])" office:value-type="float" office:value="4.356">
            <text:p>4.356</text:p>
          </table:table-cell>
          <table:table-cell table:style-name="ce3" table:formula="of:=SUM([.E27];[.H27])" office:value-type="float" office:value="316640">
            <text:p>31664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CRC-S</text:p>
          </table:table-cell>
          <table:table-cell table:number-columns-repeated="2"/>
          <table:table-cell/>
          <table:table-cell table:number-columns-repeated="2"/>
          <table:table-cell table:number-columns-repeated="3"/>
          <table:table-cell table:formula="of:=SUM([.I28];[.J28])" office:value-type="float" office:value="0">
            <text:p>0</text:p>
          </table:table-cell>
          <table:table-cell table:formula="of:=SUM([.E28];[.H28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unzip/zip</text:p>
          </table:table-cell>
          <table:table-cell office:value-type="string">
            <text:p>Taint-S(D)</text:p>
          </table:table-cell>
          <table:table-cell office:value-type="float" office:value="142812">
            <text:p>142812</text:p>
          </table:table-cell>
          <table:table-cell office:value-type="float" office:value="144265">
            <text:p>144265</text:p>
          </table:table-cell>
          <table:table-cell table:formula="of:=SUM([.C29];[.D29])" office:value-type="float" office:value="287077">
            <text:p>287077</text:p>
          </table:table-cell>
          <table:table-cell office:value-type="float" office:value="2194">
            <text:p>2194</text:p>
          </table:table-cell>
          <table:table-cell office:value-type="float" office:value="2437">
            <text:p>2437</text:p>
          </table:table-cell>
          <table:table-cell table:formula="of:=SUM([.F29];[.G29])" office:value-type="float" office:value="4631">
            <text:p>4631</text:p>
          </table:table-cell>
          <table:table-cell office:value-type="float" office:value="7.188">
            <text:p>7.188</text:p>
          </table:table-cell>
          <table:table-cell office:value-type="float" office:value="1.968">
            <text:p>1.968</text:p>
          </table:table-cell>
          <table:table-cell table:formula="of:=SUM([.I29];[.J29])" office:value-type="float" office:value="9.156">
            <text:p>9.156</text:p>
          </table:table-cell>
          <table:table-cell table:formula="of:=SUM([.E29];[.H29])" office:value-type="float" office:value="291708">
            <text:p>291708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aint-S(C)</text:p>
          </table:table-cell>
          <table:table-cell table:style-name="ce8" office:value-type="float" office:value="142812">
            <text:p>142812</text:p>
          </table:table-cell>
          <table:table-cell table:style-name="ce8" office:value-type="float" office:value="144265">
            <text:p>144265</text:p>
          </table:table-cell>
          <table:table-cell table:style-name="ce8" table:formula="of:=SUM([.C30];[.D30])" office:value-type="float" office:value="287077">
            <text:p>287077</text:p>
          </table:table-cell>
          <table:table-cell table:style-name="ce8" office:value-type="float" office:value="3591">
            <text:p>3591</text:p>
          </table:table-cell>
          <table:table-cell table:style-name="ce8" office:value-type="float" office:value="3872">
            <text:p>3872</text:p>
          </table:table-cell>
          <table:table-cell table:style-name="ce8" table:formula="of:=SUM([.F30];[.G30])" office:value-type="float" office:value="7463">
            <text:p>7463</text:p>
          </table:table-cell>
          <table:table-cell table:style-name="ce8" office:value-type="float" office:value="7.36">
            <text:p>7.36</text:p>
          </table:table-cell>
          <table:table-cell table:style-name="ce8" office:value-type="float" office:value="2.092">
            <text:p>2.092</text:p>
          </table:table-cell>
          <table:table-cell table:style-name="ce8" table:formula="of:=SUM([.I30];[.J30])" office:value-type="float" office:value="9.452">
            <text:p>9.452</text:p>
          </table:table-cell>
          <table:table-cell table:style-name="ce8" table:formula="of:=SUM([.E30];[.H30])" office:value-type="float" office:value="294540">
            <text:p>29454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CRC-S</text:p>
          </table:table-cell>
          <table:table-cell table:number-columns-repeated="2"/>
          <table:table-cell/>
          <table:table-cell table:number-columns-repeated="2"/>
          <table:table-cell table:number-columns-repeated="3"/>
          <table:table-cell table:formula="of:=SUM([.I31];[.J31])" office:value-type="float" office:value="0">
            <text:p>0</text:p>
          </table:table-cell>
          <table:table-cell table:formula="of:=SUM([.E31];[.H31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rar/rar</text:p>
          </table:table-cell>
          <table:table-cell office:value-type="string">
            <text:p>Taint-S(D)</text:p>
          </table:table-cell>
          <table:table-cell table:style-name="ce4" office:value-type="float" office:value="142590">
            <text:p>142590</text:p>
          </table:table-cell>
          <table:table-cell table:style-name="ce4" office:value-type="float" office:value="148899">
            <text:p>148899</text:p>
          </table:table-cell>
          <table:table-cell table:style-name="ce4" table:formula="of:=SUM([.C32];[.D32])" office:value-type="float" office:value="291489">
            <text:p>291489</text:p>
          </table:table-cell>
          <table:table-cell table:style-name="ce4" office:value-type="float" office:value="36951">
            <text:p>36951</text:p>
          </table:table-cell>
          <table:table-cell table:style-name="ce4" office:value-type="float" office:value="38471">
            <text:p>38471</text:p>
          </table:table-cell>
          <table:table-cell table:style-name="ce4" table:formula="of:=SUM([.F32];[.G32])" office:value-type="float" office:value="75422">
            <text:p>75422</text:p>
          </table:table-cell>
          <table:table-cell table:style-name="ce4" office:value-type="float" office:value="8.508">
            <text:p>8.508</text:p>
          </table:table-cell>
          <table:table-cell table:style-name="ce4" office:value-type="float" office:value="3.9">
            <text:p>3.9</text:p>
          </table:table-cell>
          <table:table-cell table:style-name="ce4" table:formula="of:=SUM([.I32];[.J32])" office:value-type="float" office:value="12.408">
            <text:p>12.408</text:p>
          </table:table-cell>
          <table:table-cell table:style-name="ce4" table:formula="of:=SUM([.E32];[.H32])" office:value-type="float" office:value="366911">
            <text:p>36691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aint-S(C)</text:p>
          </table:table-cell>
          <table:table-cell table:style-name="ce1" office:value-type="float" office:value="142590">
            <text:p>142590</text:p>
          </table:table-cell>
          <table:table-cell table:style-name="ce1" office:value-type="float" office:value="148899">
            <text:p>148899</text:p>
          </table:table-cell>
          <table:table-cell table:style-name="ce1" table:formula="of:=SUM([.C33];[.D33])" office:value-type="float" office:value="291489">
            <text:p>291489</text:p>
          </table:table-cell>
          <table:table-cell table:style-name="ce1" office:value-type="float" office:value="11189">
            <text:p>11189</text:p>
          </table:table-cell>
          <table:table-cell table:style-name="ce1" office:value-type="float" office:value="11695">
            <text:p>11695</text:p>
          </table:table-cell>
          <table:table-cell table:style-name="ce1" table:formula="of:=SUM([.F33];[.G33])" office:value-type="float" office:value="22884">
            <text:p>22884</text:p>
          </table:table-cell>
          <table:table-cell table:style-name="ce1" office:value-type="float" office:value="8.116">
            <text:p>8.116</text:p>
          </table:table-cell>
          <table:table-cell table:style-name="ce1" office:value-type="float" office:value="2.012">
            <text:p>2.012</text:p>
          </table:table-cell>
          <table:table-cell table:style-name="ce1" table:formula="of:=SUM([.I33];[.J33])" office:value-type="float" office:value="10.128">
            <text:p>10.128</text:p>
          </table:table-cell>
          <table:table-cell table:style-name="ce1" table:formula="of:=SUM([.E33];[.H33])" office:value-type="float" office:value="314373">
            <text:p>31437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CRC-S</text:p>
          </table:table-cell>
          <table:table-cell table:number-columns-repeated="6"/>
          <table:table-cell table:number-columns-repeated="2"/>
          <table:table-cell table:formula="of:=SUM([.I34];[.J34])" office:value-type="float" office:value="0">
            <text:p>0</text:p>
          </table:table-cell>
          <table:table-cell table:number-columns-repeated="1013"/>
        </table:table-row>
      </table:table>
      <table:table table:name="工作表2" table:style-name="ta1" table:print="false">
        <table:table-column table:style-name="co1" table:default-cell-style-name="Default"/>
        <table:table-column table:style-name="co2" table:number-columns-repeated="1021" table:default-cell-style-name="Default"/>
        <table:table-row table:style-name="ro1">
          <table:table-cell table:number-columns-repeated="2"/>
          <table:table-cell office:value-type="string">
            <text:p>ins1</text:p>
          </table:table-cell>
          <table:table-cell office:value-type="string">
            <text:p>ins2</text:p>
          </table:table-cell>
          <table:table-cell office:value-type="string">
            <text:p>ins_count</text:p>
          </table:table-cell>
          <table:table-cell office:value-type="string">
            <text:p>taint1</text:p>
          </table:table-cell>
          <table:table-cell office:value-type="string">
            <text:p>taint2</text:p>
          </table:table-cell>
          <table:table-cell office:value-type="string">
            <text:p>taint_ins</text:p>
          </table:table-cell>
          <table:table-cell office:value-type="string">
            <text:p>time1</text:p>
          </table:table-cell>
          <table:table-cell office:value-type="string">
            <text:p>time2</text:p>
          </table:table-cell>
          <table:table-cell office:value-type="string">
            <text:p>time</text:p>
          </table:table-cell>
          <table:table-cell office:value-type="string">
            <text:p>total_ins</text:p>
          </table:table-cell>
          <table:table-cell table:number-columns-repeated="1010"/>
        </table:table-row>
        <table:table-row table:style-name="ro1">
          <table:table-cell office:value-type="string">
            <text:p>ImageMagick/PNG</text:p>
          </table:table-cell>
          <table:table-cell office:value-type="string">
            <text:p>Taint-S(D)</text:p>
          </table:table-cell>
          <table:table-cell office:value-type="float" office:value="1779277">
            <text:p>1779277</text:p>
          </table:table-cell>
          <table:table-cell office:value-type="float" office:value="28428959">
            <text:p>28428959</text:p>
          </table:table-cell>
          <table:table-cell table:formula="of:=SUM([.C2];[.D2])" office:value-type="float" office:value="30208236">
            <text:p>30208236</text:p>
          </table:table-cell>
          <table:table-cell office:value-type="float" office:value="71329">
            <text:p>71329</text:p>
          </table:table-cell>
          <table:table-cell office:value-type="float" office:value="186264">
            <text:p>186264</text:p>
          </table:table-cell>
          <table:table-cell table:formula="of:=SUM([.F2];[.G2])" office:value-type="float" office:value="257593">
            <text:p>257593</text:p>
          </table:table-cell>
          <table:table-cell office:value-type="float" office:value="34.936">
            <text:p>34.936</text:p>
          </table:table-cell>
          <table:table-cell office:value-type="float" office:value="4.664">
            <text:p>4.664</text:p>
          </table:table-cell>
          <table:table-cell table:formula="of:=SUM([.I2];[.J2])" office:value-type="float" office:value="39.6">
            <text:p>39.6</text:p>
          </table:table-cell>
          <table:table-cell table:formula="of:=SUM([.E2];[.H2])" office:value-type="float" office:value="30465829">
            <text:p>30465829</text:p>
          </table:table-cell>
          <table:table-cell table:number-columns-repeated="1010"/>
        </table:table-row>
        <table:table-row table:style-name="ro1">
          <table:table-cell office:value-type="string">
            <text:p>ImageMagick/PNG</text:p>
          </table:table-cell>
          <table:table-cell office:value-type="string">
            <text:p>Taint-S(C)</text:p>
          </table:table-cell>
          <table:table-cell office:value-type="float" office:value="1779277">
            <text:p>1779277</text:p>
          </table:table-cell>
          <table:table-cell office:value-type="float" office:value="28428959">
            <text:p>28428959</text:p>
          </table:table-cell>
          <table:table-cell table:formula="of:=SUM([.C3];[.D3])" office:value-type="float" office:value="30208236">
            <text:p>30208236</text:p>
          </table:table-cell>
          <table:table-cell office:value-type="float" office:value="60404">
            <text:p>60404</text:p>
          </table:table-cell>
          <table:table-cell office:value-type="float" office:value="185814">
            <text:p>185814</text:p>
          </table:table-cell>
          <table:table-cell table:formula="of:=SUM([.F3];[.G3])" office:value-type="float" office:value="246218">
            <text:p>246218</text:p>
          </table:table-cell>
          <table:table-cell office:value-type="float" office:value="35.024">
            <text:p>35.024</text:p>
          </table:table-cell>
          <table:table-cell office:value-type="float" office:value="4.04">
            <text:p>4.04</text:p>
          </table:table-cell>
          <table:table-cell table:formula="of:=SUM([.I3];[.J3])" office:value-type="float" office:value="39.064">
            <text:p>39.064</text:p>
          </table:table-cell>
          <table:table-cell table:formula="of:=SUM([.E3];[.H3])" office:value-type="float" office:value="30454454">
            <text:p>30454454</text:p>
          </table:table-cell>
          <table:table-cell table:number-columns-repeated="1010"/>
        </table:table-row>
        <table:table-row table:style-name="ro1">
          <table:table-cell office:value-type="string">
            <text:p>ImageMagick/PNG</text:p>
          </table:table-cell>
          <table:table-cell office:value-type="string">
            <text:p>CRC-S</text:p>
          </table:table-cell>
          <table:table-cell office:value-type="float" office:value="689002">
            <text:p>689002</text:p>
          </table:table-cell>
          <table:table-cell office:value-type="float" office:value="26241355">
            <text:p>26241355</text:p>
          </table:table-cell>
          <table:table-cell table:formula="of:=SUM([.C4];[.D4])" office:value-type="float" office:value="26930357">
            <text:p>26930357</text:p>
          </table:table-cell>
          <table:table-cell office:value-type="float" office:value="32715">
            <text:p>32715</text:p>
          </table:table-cell>
          <table:table-cell office:value-type="float" office:value="138967">
            <text:p>138967</text:p>
          </table:table-cell>
          <table:table-cell table:formula="of:=SUM([.F4];[.G4])" office:value-type="float" office:value="171682">
            <text:p>171682</text:p>
          </table:table-cell>
          <table:table-cell office:value-type="float" office:value="31.328">
            <text:p>31.328</text:p>
          </table:table-cell>
          <table:table-cell office:value-type="float" office:value="3.524">
            <text:p>3.524</text:p>
          </table:table-cell>
          <table:table-cell table:formula="of:=SUM([.I4];[.J4])" office:value-type="float" office:value="34.852">
            <text:p>34.852</text:p>
          </table:table-cell>
          <table:table-cell table:formula="of:=SUM([.E4];[.H4])" office:value-type="float" office:value="27102039">
            <text:p>27102039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optipng/PNG</text:p>
          </table:table-cell>
          <table:table-cell table:style-name="ce1" office:value-type="string">
            <text:p>Taint-S(D)</text:p>
          </table:table-cell>
          <table:table-cell table:style-name="ce1" office:value-type="float" office:value="9724582">
            <text:p>9724582</text:p>
          </table:table-cell>
          <table:table-cell table:style-name="ce1" office:value-type="float" office:value="33409">
            <text:p>33409</text:p>
          </table:table-cell>
          <table:table-cell table:style-name="ce1" table:formula="of:=SUM([.C5];[.D5])" office:value-type="float" office:value="9757991">
            <text:p>9757991</text:p>
          </table:table-cell>
          <table:table-cell table:style-name="ce1" office:value-type="float" office:value="6441896">
            <text:p>6441896</text:p>
          </table:table-cell>
          <table:table-cell table:style-name="ce1" office:value-type="float" office:value="1850">
            <text:p>1850</text:p>
          </table:table-cell>
          <table:table-cell table:style-name="ce1" table:formula="of:=SUM([.F5];[.G5])" office:value-type="float" office:value="6443746">
            <text:p>6443746</text:p>
          </table:table-cell>
          <table:table-cell table:style-name="ce1" office:value-type="float" office:value="312.604">
            <text:p>312.604</text:p>
          </table:table-cell>
          <table:table-cell table:style-name="ce1" office:value-type="float" office:value="107.6">
            <text:p>107.6</text:p>
          </table:table-cell>
          <table:table-cell table:style-name="ce1" table:formula="of:=SUM([.I5];[.J5])" office:value-type="float" office:value="420.204">
            <text:p>420.204</text:p>
          </table:table-cell>
          <table:table-cell table:formula="of:=SUM([.E5];[.H5])" office:value-type="float" office:value="16201737">
            <text:p>16201737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>
            <text:p>optipng/PNG</text:p>
          </table:table-cell>
          <table:table-cell office:value-type="string">
            <text:p>Taint-S(C)</text:p>
          </table:table-cell>
          <table:table-cell office:value-type="float" office:value="9724582">
            <text:p>9724582</text:p>
          </table:table-cell>
          <table:table-cell office:value-type="float" office:value="33409">
            <text:p>33409</text:p>
          </table:table-cell>
          <table:table-cell table:formula="of:=SUM([.C6];[.D6])" office:value-type="float" office:value="9757991">
            <text:p>9757991</text:p>
          </table:table-cell>
          <table:table-cell office:value-type="float" office:value="448530">
            <text:p>448530</text:p>
          </table:table-cell>
          <table:table-cell office:value-type="float" office:value="1639">
            <text:p>1639</text:p>
          </table:table-cell>
          <table:table-cell table:formula="of:=SUM([.F6];[.G6])" office:value-type="float" office:value="450169">
            <text:p>450169</text:p>
          </table:table-cell>
          <table:table-cell office:value-type="float" office:value="13.14">
            <text:p>13.14</text:p>
          </table:table-cell>
          <table:table-cell office:value-type="float" office:value="1.98">
            <text:p>1.98</text:p>
          </table:table-cell>
          <table:table-cell table:formula="of:=SUM([.I6];[.J6])" office:value-type="float" office:value="15.12">
            <text:p>15.12</text:p>
          </table:table-cell>
          <table:table-cell table:formula="of:=SUM([.E6];[.H6])" office:value-type="float" office:value="10208160">
            <text:p>1020816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optipng/PNG</text:p>
          </table:table-cell>
          <table:table-cell table:style-name="ce2" office:value-type="string">
            <text:p>CRC-S</text:p>
          </table:table-cell>
          <table:table-cell table:style-name="ce2" office:value-type="float" office:value="9476560">
            <text:p>9476560</text:p>
          </table:table-cell>
          <table:table-cell table:style-name="ce2" office:value-type="float" office:value="4952">
            <text:p>4952</text:p>
          </table:table-cell>
          <table:table-cell table:style-name="ce2" table:formula="of:=SUM([.C7];[.D7])" office:value-type="float" office:value="9481512">
            <text:p>9481512</text:p>
          </table:table-cell>
          <table:table-cell table:style-name="ce2" office:value-type="float" office:value="468984">
            <text:p>468984</text:p>
          </table:table-cell>
          <table:table-cell table:style-name="ce2" office:value-type="float" office:value="344">
            <text:p>344</text:p>
          </table:table-cell>
          <table:table-cell table:style-name="ce2" table:formula="of:=SUM([.F7];[.G7])" office:value-type="float" office:value="469328">
            <text:p>469328</text:p>
          </table:table-cell>
          <table:table-cell table:style-name="ce2" office:value-type="float" office:value="11.304">
            <text:p>11.304</text:p>
          </table:table-cell>
          <table:table-cell table:style-name="ce2" office:value-type="float" office:value="1.904">
            <text:p>1.904</text:p>
          </table:table-cell>
          <table:table-cell table:style-name="ce2" table:formula="of:=SUM([.I7];[.J7])" office:value-type="float" office:value="13.208">
            <text:p>13.208</text:p>
          </table:table-cell>
          <table:table-cell table:formula="of:=SUM([.E7];[.H7])" office:value-type="float" office:value="9950840">
            <text:p>9950840</text:p>
          </table:table-cell>
          <table:table-cell table:style-name="ce2" table:number-columns-repeated="1010"/>
        </table:table-row>
        <table:table-row table:style-name="ro1">
          <table:table-cell office:value-type="string">
            <text:p>pngcheck/PNG</text:p>
          </table:table-cell>
          <table:table-cell office:value-type="string">
            <text:p>Taint-S(D)</text:p>
          </table:table-cell>
          <table:table-cell table:style-name="ce4" office:value-type="float" office:value="79010">
            <text:p>79010</text:p>
          </table:table-cell>
          <table:table-cell table:style-name="ce4" office:value-type="float" office:value="14045">
            <text:p>14045</text:p>
          </table:table-cell>
          <table:table-cell table:style-name="ce4" table:formula="of:=SUM([.C8];[.D8])" office:value-type="float" office:value="93055">
            <text:p>93055</text:p>
          </table:table-cell>
          <table:table-cell table:style-name="ce4" office:value-type="float" office:value="10719">
            <text:p>10719</text:p>
          </table:table-cell>
          <table:table-cell table:style-name="ce4" office:value-type="float" office:value="1838">
            <text:p>1838</text:p>
          </table:table-cell>
          <table:table-cell table:style-name="ce4" table:formula="of:=SUM([.F8];[.G8])" office:value-type="float" office:value="12557">
            <text:p>12557</text:p>
          </table:table-cell>
          <table:table-cell table:style-name="ce4" office:value-type="float" office:value="3.692">
            <text:p>3.692</text:p>
          </table:table-cell>
          <table:table-cell table:style-name="ce4" office:value-type="float" office:value="1.248">
            <text:p>1.248</text:p>
          </table:table-cell>
          <table:table-cell table:style-name="ce4" table:formula="of:=SUM([.I8];[.J8])" office:value-type="float" office:value="4.94">
            <text:p>4.94</text:p>
          </table:table-cell>
          <table:table-cell table:formula="of:=SUM([.E8];[.H8])" office:value-type="float" office:value="105612">
            <text:p>105612</text:p>
          </table:table-cell>
          <table:table-cell table:number-columns-repeated="1010"/>
        </table:table-row>
        <table:table-row table:style-name="ro1">
          <table:table-cell office:value-type="string">
            <text:p>pngcheck/PNG</text:p>
          </table:table-cell>
          <table:table-cell office:value-type="string">
            <text:p>Taint-S(C)</text:p>
          </table:table-cell>
          <table:table-cell office:value-type="float" office:value="79010">
            <text:p>79010</text:p>
          </table:table-cell>
          <table:table-cell office:value-type="float" office:value="14045">
            <text:p>14045</text:p>
          </table:table-cell>
          <table:table-cell table:formula="of:=SUM([.C9];[.D9])" office:value-type="float" office:value="93055">
            <text:p>93055</text:p>
          </table:table-cell>
          <table:table-cell office:value-type="float" office:value="2699">
            <text:p>2699</text:p>
          </table:table-cell>
          <table:table-cell office:value-type="float" office:value="901">
            <text:p>901</text:p>
          </table:table-cell>
          <table:table-cell table:formula="of:=SUM([.F9];[.G9])" office:value-type="float" office:value="3600">
            <text:p>3600</text:p>
          </table:table-cell>
          <table:table-cell office:value-type="float" office:value="3.64">
            <text:p>3.64</text:p>
          </table:table-cell>
          <table:table-cell office:value-type="float" office:value="1.056">
            <text:p>1.056</text:p>
          </table:table-cell>
          <table:table-cell table:formula="of:=SUM([.I9];[.J9])" office:value-type="float" office:value="4.696">
            <text:p>4.696</text:p>
          </table:table-cell>
          <table:table-cell table:formula="of:=SUM([.E9];[.H9])" office:value-type="float" office:value="96655">
            <text:p>96655</text:p>
          </table:table-cell>
          <table:table-cell table:number-columns-repeated="1010"/>
        </table:table-row>
        <table:table-row table:style-name="ro1">
          <table:table-cell office:value-type="string">
            <text:p>pngcheck/PNG</text:p>
          </table:table-cell>
          <table:table-cell office:value-type="string">
            <text:p>CRC-S</text:p>
          </table:table-cell>
          <table:table-cell table:style-name="ce1" office:value-type="float" office:value="60131">
            <text:p>60131</text:p>
          </table:table-cell>
          <table:table-cell table:style-name="ce1" office:value-type="float" office:value="6687">
            <text:p>6687</text:p>
          </table:table-cell>
          <table:table-cell table:style-name="ce1" table:formula="of:=SUM([.C10];[.D10])" office:value-type="float" office:value="66818">
            <text:p>66818</text:p>
          </table:table-cell>
          <table:table-cell table:style-name="ce1" office:value-type="float" office:value="6698">
            <text:p>6698</text:p>
          </table:table-cell>
          <table:table-cell table:style-name="ce1" office:value-type="float" office:value="881">
            <text:p>881</text:p>
          </table:table-cell>
          <table:table-cell table:style-name="ce1" table:formula="of:=SUM([.F10];[.G10])" office:value-type="float" office:value="7579">
            <text:p>7579</text:p>
          </table:table-cell>
          <table:table-cell table:style-name="ce1" office:value-type="float" office:value="2.956">
            <text:p>2.956</text:p>
          </table:table-cell>
          <table:table-cell table:style-name="ce1" office:value-type="float" office:value="0.928">
            <text:p>0.928</text:p>
          </table:table-cell>
          <table:table-cell table:style-name="ce1" table:formula="of:=SUM([.I10];[.J10])" office:value-type="float" office:value="3.884">
            <text:p>3.884</text:p>
          </table:table-cell>
          <table:table-cell table:formula="of:=SUM([.E10];[.H10])" office:value-type="float" office:value="74397">
            <text:p>74397</text:p>
          </table:table-cell>
          <table:table-cell table:number-columns-repeated="1010"/>
        </table:table-row>
        <table:table-row table:style-name="ro1">
          <table:table-cell office:value-type="string">
            <text:p>tcpdump/UDP</text:p>
          </table:table-cell>
          <table:table-cell office:value-type="string">
            <text:p>Taint-S(D)</text:p>
          </table:table-cell>
          <table:table-cell table:style-name="ce4" office:value-type="float" office:value="1352540">
            <text:p>1352540</text:p>
          </table:table-cell>
          <table:table-cell table:style-name="ce4" office:value-type="float" office:value="1353301">
            <text:p>1353301</text:p>
          </table:table-cell>
          <table:table-cell table:style-name="ce4" table:formula="of:=SUM([.C11];[.D11])" office:value-type="float" office:value="2705841">
            <text:p>2705841</text:p>
          </table:table-cell>
          <table:table-cell table:style-name="ce4" office:value-type="float" office:value="59679">
            <text:p>59679</text:p>
          </table:table-cell>
          <table:table-cell table:style-name="ce4" office:value-type="float" office:value="59875">
            <text:p>59875</text:p>
          </table:table-cell>
          <table:table-cell table:style-name="ce4" table:formula="of:=SUM([.F11];[.G11])" office:value-type="float" office:value="119554">
            <text:p>119554</text:p>
          </table:table-cell>
          <table:table-cell table:style-name="ce4" office:value-type="float" office:value="13.948">
            <text:p>13.948</text:p>
          </table:table-cell>
          <table:table-cell table:style-name="ce4" office:value-type="float" office:value="3.324">
            <text:p>3.324</text:p>
          </table:table-cell>
          <table:table-cell table:style-name="ce4" table:formula="of:=SUM([.I11];[.J11])" office:value-type="float" office:value="17.272">
            <text:p>17.272</text:p>
          </table:table-cell>
          <table:table-cell table:formula="of:=SUM([.E11];[.H11])" office:value-type="float" office:value="2825395">
            <text:p>2825395</text:p>
          </table:table-cell>
          <table:table-cell table:number-columns-repeated="1010"/>
        </table:table-row>
        <table:table-row table:style-name="ro1">
          <table:table-cell office:value-type="string">
            <text:p>tcpdump/UDP</text:p>
          </table:table-cell>
          <table:table-cell office:value-type="string">
            <text:p>Taint-S(C)</text:p>
          </table:table-cell>
          <table:table-cell office:value-type="float" office:value="1352540">
            <text:p>1352540</text:p>
          </table:table-cell>
          <table:table-cell office:value-type="float" office:value="1353559">
            <text:p>1353559</text:p>
          </table:table-cell>
          <table:table-cell table:formula="of:=SUM([.C12];[.D12])" office:value-type="float" office:value="2706099">
            <text:p>2706099</text:p>
          </table:table-cell>
          <table:table-cell office:value-type="float" office:value="59369">
            <text:p>59369</text:p>
          </table:table-cell>
          <table:table-cell office:value-type="float" office:value="59603">
            <text:p>59603</text:p>
          </table:table-cell>
          <table:table-cell table:formula="of:=SUM([.F12];[.G12])" office:value-type="float" office:value="118972">
            <text:p>118972</text:p>
          </table:table-cell>
          <table:table-cell office:value-type="float" office:value="13.864">
            <text:p>13.864</text:p>
          </table:table-cell>
          <table:table-cell office:value-type="float" office:value="3.276">
            <text:p>3.276</text:p>
          </table:table-cell>
          <table:table-cell table:formula="of:=SUM([.I12];[.J12])" office:value-type="float" office:value="17.14">
            <text:p>17.14</text:p>
          </table:table-cell>
          <table:table-cell table:formula="of:=SUM([.E12];[.H12])" office:value-type="float" office:value="2825071">
            <text:p>2825071</text:p>
          </table:table-cell>
          <table:table-cell table:number-columns-repeated="1010"/>
        </table:table-row>
        <table:table-row table:style-name="ro1">
          <table:table-cell office:value-type="string">
            <text:p>tcpdump/UDP</text:p>
          </table:table-cell>
          <table:table-cell office:value-type="string">
            <text:p>CRC-S</text:p>
          </table:table-cell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 office:value-type="float" office:value="0">
            <text:p>0</text:p>
          </table:table-cell>
          <table:table-cell table:formula="of:=SUM([.E13];[.H13])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tcpdump/TCP</text:p>
          </table:table-cell>
          <table:table-cell office:value-type="string">
            <text:p>Taint-S(D)</text:p>
          </table:table-cell>
          <table:table-cell table:style-name="ce5" office:value-type="float" office:value="1341472">
            <text:p>1341472</text:p>
          </table:table-cell>
          <table:table-cell table:style-name="ce5" office:value-type="float" office:value="1342011">
            <text:p>1342011</text:p>
          </table:table-cell>
          <table:table-cell table:style-name="ce5" table:formula="of:=SUM([.C14];[.D14])" office:value-type="float" office:value="2683483">
            <text:p>2683483</text:p>
          </table:table-cell>
          <table:table-cell table:style-name="ce5" office:value-type="float" office:value="61627">
            <text:p>61627</text:p>
          </table:table-cell>
          <table:table-cell table:style-name="ce5" office:value-type="float" office:value="61831">
            <text:p>61831</text:p>
          </table:table-cell>
          <table:table-cell table:style-name="ce5" table:formula="of:=SUM([.F14];[.G14])" office:value-type="float" office:value="123458">
            <text:p>123458</text:p>
          </table:table-cell>
          <table:table-cell table:style-name="ce5" office:value-type="float" office:value="14.204">
            <text:p>14.204</text:p>
          </table:table-cell>
          <table:table-cell table:style-name="ce5" office:value-type="float" office:value="3.552">
            <text:p>3.552</text:p>
          </table:table-cell>
          <table:table-cell table:style-name="ce5" table:formula="of:=SUM([.I14];[.J14])" office:value-type="float" office:value="17.756">
            <text:p>17.756</text:p>
          </table:table-cell>
          <table:table-cell table:style-name="ce5" table:formula="of:=SUM([.E14];[.H14])" office:value-type="float" office:value="2806941">
            <text:p>2806941</text:p>
          </table:table-cell>
          <table:table-cell table:number-columns-repeated="1010"/>
        </table:table-row>
        <table:table-row table:style-name="ro1">
          <table:table-cell office:value-type="string">
            <text:p>tcpdump/TCP</text:p>
          </table:table-cell>
          <table:table-cell office:value-type="string">
            <text:p>Taint-S(C)</text:p>
          </table:table-cell>
          <table:table-cell office:value-type="float" office:value="1341472">
            <text:p>1341472</text:p>
          </table:table-cell>
          <table:table-cell office:value-type="float" office:value="1335807">
            <text:p>1335807</text:p>
          </table:table-cell>
          <table:table-cell table:formula="of:=SUM([.C15];[.D15])" office:value-type="float" office:value="2677279">
            <text:p>2677279</text:p>
          </table:table-cell>
          <table:table-cell office:value-type="float" office:value="59360">
            <text:p>59360</text:p>
          </table:table-cell>
          <table:table-cell office:value-type="float" office:value="59406">
            <text:p>59406</text:p>
          </table:table-cell>
          <table:table-cell table:formula="of:=SUM([.F15];[.G15])" office:value-type="float" office:value="118766">
            <text:p>118766</text:p>
          </table:table-cell>
          <table:table-cell office:value-type="float" office:value="14.128">
            <text:p>14.128</text:p>
          </table:table-cell>
          <table:table-cell office:value-type="float" office:value="3.384">
            <text:p>3.384</text:p>
          </table:table-cell>
          <table:table-cell table:formula="of:=SUM([.I15];[.J15])" office:value-type="float" office:value="17.512">
            <text:p>17.512</text:p>
          </table:table-cell>
          <table:table-cell table:formula="of:=SUM([.E15];[.H15])" office:value-type="float" office:value="2796045">
            <text:p>2796045</text:p>
          </table:table-cell>
          <table:table-cell table:number-columns-repeated="1010"/>
        </table:table-row>
        <table:table-row table:style-name="ro1">
          <table:table-cell office:value-type="string">
            <text:p>tcpdump/TCP</text:p>
          </table:table-cell>
          <table:table-cell office:value-type="string">
            <text:p>CRC-S</text:p>
          </table:table-cell>
          <table:table-cell table:number-columns-repeated="2"/>
          <table:table-cell/>
          <table:table-cell table:number-columns-repeated="2"/>
          <table:table-cell table:number-columns-repeated="3"/>
          <table:table-cell table:formula="of:=SUM([.I16];[.J16])" office:value-type="float" office:value="0">
            <text:p>0</text:p>
          </table:table-cell>
          <table:table-cell table:formula="of:=SUM([.E16];[.H16])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tcpdump/IP</text:p>
          </table:table-cell>
          <table:table-cell office:value-type="string">
            <text:p>Taint-S(D)</text:p>
          </table:table-cell>
          <table:table-cell office:value-type="float" office:value="1337387">
            <text:p>1337387</text:p>
          </table:table-cell>
          <table:table-cell office:value-type="float" office:value="1338423">
            <text:p>1338423</text:p>
          </table:table-cell>
          <table:table-cell table:formula="of:=SUM([.C17];[.D17])" office:value-type="float" office:value="2675810">
            <text:p>2675810</text:p>
          </table:table-cell>
          <table:table-cell office:value-type="float" office:value="69169">
            <text:p>69169</text:p>
          </table:table-cell>
          <table:table-cell office:value-type="float" office:value="69379">
            <text:p>69379</text:p>
          </table:table-cell>
          <table:table-cell table:formula="of:=SUM([.F17];[.G17])" office:value-type="float" office:value="138548">
            <text:p>138548</text:p>
          </table:table-cell>
          <table:table-cell office:value-type="float" office:value="14.312">
            <text:p>14.312</text:p>
          </table:table-cell>
          <table:table-cell office:value-type="float" office:value="4.196">
            <text:p>4.196</text:p>
          </table:table-cell>
          <table:table-cell table:formula="of:=SUM([.I17];[.J17])" office:value-type="float" office:value="18.508">
            <text:p>18.508</text:p>
          </table:table-cell>
          <table:table-cell table:formula="of:=SUM([.E17];[.H17])" office:value-type="float" office:value="2814358">
            <text:p>2814358</text:p>
          </table:table-cell>
          <table:table-cell table:number-columns-repeated="1010"/>
        </table:table-row>
        <table:table-row table:style-name="ro1">
          <table:table-cell office:value-type="string">
            <text:p>tcpdump/IP</text:p>
          </table:table-cell>
          <table:table-cell office:value-type="string">
            <text:p>Taint-S(C)</text:p>
          </table:table-cell>
          <table:table-cell office:value-type="float" office:value="1337129">
            <text:p>1337129</text:p>
          </table:table-cell>
          <table:table-cell office:value-type="float" office:value="1338423">
            <text:p>1338423</text:p>
          </table:table-cell>
          <table:table-cell table:formula="of:=SUM([.C18];[.D18])" office:value-type="float" office:value="2675552">
            <text:p>2675552</text:p>
          </table:table-cell>
          <table:table-cell office:value-type="float" office:value="59414">
            <text:p>59414</text:p>
          </table:table-cell>
          <table:table-cell office:value-type="float" office:value="59658">
            <text:p>59658</text:p>
          </table:table-cell>
          <table:table-cell table:formula="of:=SUM([.F18];[.G18])" office:value-type="float" office:value="119072">
            <text:p>119072</text:p>
          </table:table-cell>
          <table:table-cell office:value-type="float" office:value="14.156">
            <text:p>14.156</text:p>
          </table:table-cell>
          <table:table-cell office:value-type="float" office:value="3.532">
            <text:p>3.532</text:p>
          </table:table-cell>
          <table:table-cell table:formula="of:=SUM([.I18];[.J18])" office:value-type="float" office:value="17.688">
            <text:p>17.688</text:p>
          </table:table-cell>
          <table:table-cell table:formula="of:=SUM([.E18];[.H18])" office:value-type="float" office:value="2794624">
            <text:p>2794624</text:p>
          </table:table-cell>
          <table:table-cell table:number-columns-repeated="1010"/>
        </table:table-row>
        <table:table-row table:style-name="ro1">
          <table:table-cell office:value-type="string">
            <text:p>tcpdump/IP</text:p>
          </table:table-cell>
          <table:table-cell office:value-type="string">
            <text:p>CRC-S</text:p>
          </table:table-cell>
          <table:table-cell table:number-columns-repeated="2"/>
          <table:table-cell/>
          <table:table-cell table:number-columns-repeated="2"/>
          <table:table-cell table:number-columns-repeated="3"/>
          <table:table-cell table:formula="of:=SUM([.I19];[.J19])" office:value-type="float" office:value="0">
            <text:p>0</text:p>
          </table:table-cell>
          <table:table-cell table:formula="of:=SUM([.E19];[.H19])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tcpdump/IGMP</text:p>
          </table:table-cell>
          <table:table-cell office:value-type="string">
            <text:p>Taint-S(D)</text:p>
          </table:table-cell>
          <table:table-cell table:style-name="ce4" office:value-type="float" office:value="1359825">
            <text:p>1359825</text:p>
          </table:table-cell>
          <table:table-cell table:style-name="ce4" office:value-type="float" office:value="1358509">
            <text:p>1358509</text:p>
          </table:table-cell>
          <table:table-cell table:style-name="ce4" table:formula="of:=SUM([.C20];[.D20])" office:value-type="float" office:value="2718334">
            <text:p>2718334</text:p>
          </table:table-cell>
          <table:table-cell table:style-name="ce4" office:value-type="float" office:value="65030">
            <text:p>65030</text:p>
          </table:table-cell>
          <table:table-cell table:style-name="ce4" office:value-type="float" office:value="65451">
            <text:p>65451</text:p>
          </table:table-cell>
          <table:table-cell table:style-name="ce4" table:formula="of:=SUM([.F20];[.G20])" office:value-type="float" office:value="130481">
            <text:p>130481</text:p>
          </table:table-cell>
          <table:table-cell table:style-name="ce4" office:value-type="float" office:value="14.312">
            <text:p>14.312</text:p>
          </table:table-cell>
          <table:table-cell table:style-name="ce4" office:value-type="float" office:value="3.628">
            <text:p>3.628</text:p>
          </table:table-cell>
          <table:table-cell table:style-name="ce4" table:formula="of:=SUM([.I20];[.J20])" office:value-type="float" office:value="17.94">
            <text:p>17.94</text:p>
          </table:table-cell>
          <table:table-cell table:style-name="ce4" table:formula="of:=SUM([.E20];[.H20])" office:value-type="float" office:value="2848815">
            <text:p>2848815</text:p>
          </table:table-cell>
          <table:table-cell table:number-columns-repeated="1010"/>
        </table:table-row>
        <table:table-row table:style-name="ro1">
          <table:table-cell office:value-type="string">
            <text:p>tcpdump/IGMP</text:p>
          </table:table-cell>
          <table:table-cell office:value-type="string">
            <text:p>Taint-S(C)</text:p>
          </table:table-cell>
          <table:table-cell office:value-type="float" office:value="1357611">
            <text:p>1357611</text:p>
          </table:table-cell>
          <table:table-cell office:value-type="float" office:value="1358509">
            <text:p>1358509</text:p>
          </table:table-cell>
          <table:table-cell table:formula="of:=SUM([.C21];[.D21])" office:value-type="float" office:value="2716120">
            <text:p>2716120</text:p>
          </table:table-cell>
          <table:table-cell office:value-type="float" office:value="59981">
            <text:p>59981</text:p>
          </table:table-cell>
          <table:table-cell office:value-type="float" office:value="60109">
            <text:p>60109</text:p>
          </table:table-cell>
          <table:table-cell table:formula="of:=SUM([.F21];[.G21])" office:value-type="float" office:value="120090">
            <text:p>120090</text:p>
          </table:table-cell>
          <table:table-cell office:value-type="float" office:value="14.184">
            <text:p>14.184</text:p>
          </table:table-cell>
          <table:table-cell office:value-type="float" office:value="3.248">
            <text:p>3.248</text:p>
          </table:table-cell>
          <table:table-cell table:formula="of:=SUM([.I21];[.J21])" office:value-type="float" office:value="17.432">
            <text:p>17.432</text:p>
          </table:table-cell>
          <table:table-cell table:formula="of:=SUM([.E21];[.H21])" office:value-type="float" office:value="2836210">
            <text:p>2836210</text:p>
          </table:table-cell>
          <table:table-cell table:number-columns-repeated="1010"/>
        </table:table-row>
        <table:table-row table:style-name="ro1">
          <table:table-cell office:value-type="string">
            <text:p>tcpdump/IGMP</text:p>
          </table:table-cell>
          <table:table-cell office:value-type="string">
            <text:p>CRC-S</text:p>
          </table:table-cell>
          <table:table-cell table:number-columns-repeated="2"/>
          <table:table-cell/>
          <table:table-cell table:number-columns-repeated="2"/>
          <table:table-cell table:number-columns-repeated="3"/>
          <table:table-cell table:formula="of:=SUM([.I22];[.J22])" office:value-type="float" office:value="0">
            <text:p>0</text:p>
          </table:table-cell>
          <table:table-cell table:formula="of:=SUM([.E22];[.H22]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tar/tar</text:p>
          </table:table-cell>
          <table:table-cell table:style-name="ce3" office:value-type="string">
            <text:p>Taint-S(D)</text:p>
          </table:table-cell>
          <table:table-cell table:style-name="ce6" office:value-type="float" office:value="190429">
            <text:p>190429</text:p>
          </table:table-cell>
          <table:table-cell table:style-name="ce6" office:value-type="float" office:value="181885">
            <text:p>181885</text:p>
          </table:table-cell>
          <table:table-cell table:style-name="ce6" table:formula="of:=SUM([.C23];[.D23])" office:value-type="float" office:value="372314">
            <text:p>372314</text:p>
          </table:table-cell>
          <table:table-cell table:style-name="ce6" office:value-type="float" office:value="15759">
            <text:p>15759</text:p>
          </table:table-cell>
          <table:table-cell table:style-name="ce6" office:value-type="float" office:value="12971">
            <text:p>12971</text:p>
          </table:table-cell>
          <table:table-cell table:style-name="ce6" table:formula="of:=SUM([.F23];[.G23])" office:value-type="float" office:value="28730">
            <text:p>28730</text:p>
          </table:table-cell>
          <table:table-cell table:style-name="ce6" office:value-type="float" office:value="13.272">
            <text:p>13.272</text:p>
          </table:table-cell>
          <table:table-cell table:style-name="ce6" office:value-type="float" office:value="3.096">
            <text:p>3.096</text:p>
          </table:table-cell>
          <table:table-cell table:style-name="ce6" table:formula="of:=SUM([.I23];[.J23])" office:value-type="float" office:value="16.368">
            <text:p>16.368</text:p>
          </table:table-cell>
          <table:table-cell table:style-name="ce6" table:formula="of:=SUM([.E23];[.H23])" office:value-type="float" office:value="401044">
            <text:p>401044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tar/tar</text:p>
          </table:table-cell>
          <table:table-cell table:style-name="ce3" office:value-type="string">
            <text:p>Taint-S(C)</text:p>
          </table:table-cell>
          <table:table-cell table:style-name="ce3" office:value-type="float" office:value="190429">
            <text:p>190429</text:p>
          </table:table-cell>
          <table:table-cell table:style-name="ce3" office:value-type="float" office:value="181885">
            <text:p>181885</text:p>
          </table:table-cell>
          <table:table-cell table:style-name="ce3" table:formula="of:=SUM([.C24];[.D24])" office:value-type="float" office:value="372314">
            <text:p>372314</text:p>
          </table:table-cell>
          <table:table-cell table:style-name="ce3" office:value-type="float" office:value="10699">
            <text:p>10699</text:p>
          </table:table-cell>
          <table:table-cell table:style-name="ce3" office:value-type="float" office:value="10087">
            <text:p>10087</text:p>
          </table:table-cell>
          <table:table-cell table:style-name="ce3" table:formula="of:=SUM([.F24];[.G24])" office:value-type="float" office:value="20786">
            <text:p>20786</text:p>
          </table:table-cell>
          <table:table-cell table:style-name="ce3" office:value-type="float" office:value="7.684">
            <text:p>7.684</text:p>
          </table:table-cell>
          <table:table-cell table:style-name="ce3" office:value-type="float" office:value="2.188">
            <text:p>2.188</text:p>
          </table:table-cell>
          <table:table-cell table:style-name="ce3" table:formula="of:=SUM([.I24];[.J24])" office:value-type="float" office:value="9.872">
            <text:p>9.872</text:p>
          </table:table-cell>
          <table:table-cell table:style-name="ce3" table:formula="of:=SUM([.E24];[.H24])" office:value-type="float" office:value="393100">
            <text:p>39310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tar/tar</text:p>
          </table:table-cell>
          <table:table-cell office:value-type="string">
            <text:p>CRC-S</text:p>
          </table:table-cell>
          <table:table-cell table:number-columns-repeated="2"/>
          <table:table-cell/>
          <table:table-cell table:number-columns-repeated="2"/>
          <table:table-cell table:number-columns-repeated="3"/>
          <table:table-cell table:formula="of:=SUM([.I25];[.J25])" office:value-type="float" office:value="0">
            <text:p>0</text:p>
          </table:table-cell>
          <table:table-cell table:formula="of:=SUM([.E25];[.H25]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gzip/gzip</text:p>
          </table:table-cell>
          <table:table-cell table:style-name="ce3" office:value-type="string">
            <text:p>Taint-S(D)</text:p>
          </table:table-cell>
          <table:table-cell table:style-name="ce7" office:value-type="float" office:value="151388">
            <text:p>151388</text:p>
          </table:table-cell>
          <table:table-cell table:style-name="ce7" office:value-type="float" office:value="156865">
            <text:p>156865</text:p>
          </table:table-cell>
          <table:table-cell table:style-name="ce7" table:formula="of:=SUM([.C26];[.D26])" office:value-type="float" office:value="308253">
            <text:p>308253</text:p>
          </table:table-cell>
          <table:table-cell table:style-name="ce7" office:value-type="float" office:value="4088">
            <text:p>4088</text:p>
          </table:table-cell>
          <table:table-cell table:style-name="ce7" office:value-type="float" office:value="4668">
            <text:p>4668</text:p>
          </table:table-cell>
          <table:table-cell table:style-name="ce7" table:formula="of:=SUM([.F26];[.G26])" office:value-type="float" office:value="8756">
            <text:p>8756</text:p>
          </table:table-cell>
          <table:table-cell table:style-name="ce7" office:value-type="float" office:value="3.468">
            <text:p>3.468</text:p>
          </table:table-cell>
          <table:table-cell table:style-name="ce7" office:value-type="float" office:value="0.984">
            <text:p>0.984</text:p>
          </table:table-cell>
          <table:table-cell table:style-name="ce7" table:formula="of:=SUM([.I26];[.J26])" office:value-type="float" office:value="4.452">
            <text:p>4.452</text:p>
          </table:table-cell>
          <table:table-cell table:style-name="ce7" table:formula="of:=SUM([.E26];[.H26])" office:value-type="float" office:value="317009">
            <text:p>317009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gzip/gzip</text:p>
          </table:table-cell>
          <table:table-cell table:style-name="ce3" office:value-type="string">
            <text:p>Taint-S(C)</text:p>
          </table:table-cell>
          <table:table-cell table:style-name="ce3" office:value-type="float" office:value="151388">
            <text:p>151388</text:p>
          </table:table-cell>
          <table:table-cell table:style-name="ce3" office:value-type="float" office:value="156865">
            <text:p>156865</text:p>
          </table:table-cell>
          <table:table-cell table:style-name="ce3" table:formula="of:=SUM([.C27];[.D27])" office:value-type="float" office:value="308253">
            <text:p>308253</text:p>
          </table:table-cell>
          <table:table-cell table:style-name="ce3" office:value-type="float" office:value="3896">
            <text:p>3896</text:p>
          </table:table-cell>
          <table:table-cell table:style-name="ce3" office:value-type="float" office:value="4491">
            <text:p>4491</text:p>
          </table:table-cell>
          <table:table-cell table:style-name="ce3" table:formula="of:=SUM([.F27];[.G27])" office:value-type="float" office:value="8387">
            <text:p>8387</text:p>
          </table:table-cell>
          <table:table-cell table:style-name="ce3" office:value-type="float" office:value="3.468">
            <text:p>3.468</text:p>
          </table:table-cell>
          <table:table-cell table:style-name="ce3" office:value-type="float" office:value="0.888">
            <text:p>0.888</text:p>
          </table:table-cell>
          <table:table-cell table:style-name="ce3" table:formula="of:=SUM([.I27];[.J27])" office:value-type="float" office:value="4.356">
            <text:p>4.356</text:p>
          </table:table-cell>
          <table:table-cell table:style-name="ce3" table:formula="of:=SUM([.E27];[.H27])" office:value-type="float" office:value="316640">
            <text:p>31664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gzip/gzip</text:p>
          </table:table-cell>
          <table:table-cell office:value-type="string">
            <text:p>CRC-S</text:p>
          </table:table-cell>
          <table:table-cell table:number-columns-repeated="2"/>
          <table:table-cell/>
          <table:table-cell table:number-columns-repeated="2"/>
          <table:table-cell table:number-columns-repeated="3"/>
          <table:table-cell table:formula="of:=SUM([.I28];[.J28])" office:value-type="float" office:value="0">
            <text:p>0</text:p>
          </table:table-cell>
          <table:table-cell table:formula="of:=SUM([.E28];[.H28])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unzip/zip</text:p>
          </table:table-cell>
          <table:table-cell office:value-type="string">
            <text:p>Taint-S(D)</text:p>
          </table:table-cell>
          <table:table-cell office:value-type="float" office:value="142812">
            <text:p>142812</text:p>
          </table:table-cell>
          <table:table-cell office:value-type="float" office:value="144265">
            <text:p>144265</text:p>
          </table:table-cell>
          <table:table-cell table:formula="of:=SUM([.C29];[.D29])" office:value-type="float" office:value="287077">
            <text:p>287077</text:p>
          </table:table-cell>
          <table:table-cell office:value-type="float" office:value="2194">
            <text:p>2194</text:p>
          </table:table-cell>
          <table:table-cell office:value-type="float" office:value="2437">
            <text:p>2437</text:p>
          </table:table-cell>
          <table:table-cell table:formula="of:=SUM([.F29];[.G29])" office:value-type="float" office:value="4631">
            <text:p>4631</text:p>
          </table:table-cell>
          <table:table-cell office:value-type="float" office:value="7.188">
            <text:p>7.188</text:p>
          </table:table-cell>
          <table:table-cell office:value-type="float" office:value="1.968">
            <text:p>1.968</text:p>
          </table:table-cell>
          <table:table-cell table:formula="of:=SUM([.I29];[.J29])" office:value-type="float" office:value="9.156">
            <text:p>9.156</text:p>
          </table:table-cell>
          <table:table-cell table:formula="of:=SUM([.E29];[.H29])" office:value-type="float" office:value="291708">
            <text:p>291708</text:p>
          </table:table-cell>
          <table:table-cell table:number-columns-repeated="1010"/>
        </table:table-row>
        <table:table-row table:style-name="ro1">
          <table:table-cell office:value-type="string">
            <text:p>unzip/zip</text:p>
          </table:table-cell>
          <table:table-cell office:value-type="string">
            <text:p>Taint-S(C)</text:p>
          </table:table-cell>
          <table:table-cell table:style-name="ce8" office:value-type="float" office:value="142812">
            <text:p>142812</text:p>
          </table:table-cell>
          <table:table-cell table:style-name="ce8" office:value-type="float" office:value="144265">
            <text:p>144265</text:p>
          </table:table-cell>
          <table:table-cell table:style-name="ce8" table:formula="of:=SUM([.C30];[.D30])" office:value-type="float" office:value="287077">
            <text:p>287077</text:p>
          </table:table-cell>
          <table:table-cell table:style-name="ce8" office:value-type="float" office:value="3591">
            <text:p>3591</text:p>
          </table:table-cell>
          <table:table-cell table:style-name="ce8" office:value-type="float" office:value="3872">
            <text:p>3872</text:p>
          </table:table-cell>
          <table:table-cell table:style-name="ce8" table:formula="of:=SUM([.F30];[.G30])" office:value-type="float" office:value="7463">
            <text:p>7463</text:p>
          </table:table-cell>
          <table:table-cell table:style-name="ce8" office:value-type="float" office:value="7.36">
            <text:p>7.36</text:p>
          </table:table-cell>
          <table:table-cell table:style-name="ce8" office:value-type="float" office:value="2.092">
            <text:p>2.092</text:p>
          </table:table-cell>
          <table:table-cell table:style-name="ce8" table:formula="of:=SUM([.I30];[.J30])" office:value-type="float" office:value="9.452">
            <text:p>9.452</text:p>
          </table:table-cell>
          <table:table-cell table:style-name="ce8" table:formula="of:=SUM([.E30];[.H30])" office:value-type="float" office:value="294540">
            <text:p>294540</text:p>
          </table:table-cell>
          <table:table-cell table:number-columns-repeated="1010"/>
        </table:table-row>
        <table:table-row table:style-name="ro1">
          <table:table-cell office:value-type="string">
            <text:p>unzip/zip</text:p>
          </table:table-cell>
          <table:table-cell office:value-type="string">
            <text:p>CRC-S</text:p>
          </table:table-cell>
          <table:table-cell table:number-columns-repeated="2"/>
          <table:table-cell/>
          <table:table-cell table:number-columns-repeated="2"/>
          <table:table-cell table:number-columns-repeated="3"/>
          <table:table-cell table:formula="of:=SUM([.I31];[.J31])" office:value-type="float" office:value="0">
            <text:p>0</text:p>
          </table:table-cell>
          <table:table-cell table:formula="of:=SUM([.E31];[.H31])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rar/rar</text:p>
          </table:table-cell>
          <table:table-cell office:value-type="string">
            <text:p>Taint-S(D)</text:p>
          </table:table-cell>
          <table:table-cell table:style-name="ce4" office:value-type="float" office:value="142590">
            <text:p>142590</text:p>
          </table:table-cell>
          <table:table-cell table:style-name="ce4" office:value-type="float" office:value="148899">
            <text:p>148899</text:p>
          </table:table-cell>
          <table:table-cell table:style-name="ce4" table:formula="of:=SUM([.C32];[.D32])" office:value-type="float" office:value="291489">
            <text:p>291489</text:p>
          </table:table-cell>
          <table:table-cell table:style-name="ce4" office:value-type="float" office:value="36951">
            <text:p>36951</text:p>
          </table:table-cell>
          <table:table-cell table:style-name="ce4" office:value-type="float" office:value="38471">
            <text:p>38471</text:p>
          </table:table-cell>
          <table:table-cell table:style-name="ce4" table:formula="of:=SUM([.F32];[.G32])" office:value-type="float" office:value="75422">
            <text:p>75422</text:p>
          </table:table-cell>
          <table:table-cell table:style-name="ce4" office:value-type="float" office:value="8.508">
            <text:p>8.508</text:p>
          </table:table-cell>
          <table:table-cell table:style-name="ce4" office:value-type="float" office:value="3.9">
            <text:p>3.9</text:p>
          </table:table-cell>
          <table:table-cell table:style-name="ce4" table:formula="of:=SUM([.I32];[.J32])" office:value-type="float" office:value="12.408">
            <text:p>12.408</text:p>
          </table:table-cell>
          <table:table-cell table:style-name="ce4" table:formula="of:=SUM([.E32];[.H32])" office:value-type="float" office:value="366911">
            <text:p>366911</text:p>
          </table:table-cell>
          <table:table-cell table:number-columns-repeated="1010"/>
        </table:table-row>
        <table:table-row table:style-name="ro1">
          <table:table-cell office:value-type="string">
            <text:p>rar/rar</text:p>
          </table:table-cell>
          <table:table-cell office:value-type="string">
            <text:p>Taint-S(C)</text:p>
          </table:table-cell>
          <table:table-cell table:style-name="ce1" office:value-type="float" office:value="142590">
            <text:p>142590</text:p>
          </table:table-cell>
          <table:table-cell table:style-name="ce1" office:value-type="float" office:value="148899">
            <text:p>148899</text:p>
          </table:table-cell>
          <table:table-cell table:style-name="ce1" table:formula="of:=SUM([.C33];[.D33])" office:value-type="float" office:value="291489">
            <text:p>291489</text:p>
          </table:table-cell>
          <table:table-cell table:style-name="ce1" office:value-type="float" office:value="11189">
            <text:p>11189</text:p>
          </table:table-cell>
          <table:table-cell table:style-name="ce1" office:value-type="float" office:value="11695">
            <text:p>11695</text:p>
          </table:table-cell>
          <table:table-cell table:style-name="ce1" table:formula="of:=SUM([.F33];[.G33])" office:value-type="float" office:value="22884">
            <text:p>22884</text:p>
          </table:table-cell>
          <table:table-cell table:style-name="ce1" office:value-type="float" office:value="8.116">
            <text:p>8.116</text:p>
          </table:table-cell>
          <table:table-cell table:style-name="ce1" office:value-type="float" office:value="2.012">
            <text:p>2.012</text:p>
          </table:table-cell>
          <table:table-cell table:style-name="ce1" table:formula="of:=SUM([.I33];[.J33])" office:value-type="float" office:value="10.128">
            <text:p>10.128</text:p>
          </table:table-cell>
          <table:table-cell table:style-name="ce1" table:formula="of:=SUM([.E33];[.H33])" office:value-type="float" office:value="314373">
            <text:p>314373</text:p>
          </table:table-cell>
          <table:table-cell table:number-columns-repeated="1010"/>
        </table:table-row>
        <table:table-row table:style-name="ro1">
          <table:table-cell office:value-type="string">
            <text:p>rar/rar</text:p>
          </table:table-cell>
          <table:table-cell office:value-type="string">
            <text:p>CRC-S</text:p>
          </table:table-cell>
          <table:table-cell table:number-columns-repeated="6"/>
          <table:table-cell table:number-columns-repeated="2"/>
          <table:table-cell table:formula="of:=SUM([.I34];[.J34])" office:value-type="float" office:value="0">
            <text:p>0</text:p>
          </table:table-cell>
          <table:table-cell table:number-columns-repeated="1011"/>
        </table:table-row>
      </table:table>
      <table:table table:name="工作表3" table:style-name="ta1" table:print="false">
        <table:table-column table:style-name="co1" table:default-cell-style-name="Default"/>
        <table:table-column table:style-name="co2" table:number-columns-repeated="1021" table:default-cell-style-name="Default"/>
        <table:table-row table:style-name="ro1">
          <table:table-cell table:number-columns-repeated="2"/>
          <table:table-cell office:value-type="string">
            <text:p>ins1</text:p>
          </table:table-cell>
          <table:table-cell office:value-type="string">
            <text:p>ins2</text:p>
          </table:table-cell>
          <table:table-cell office:value-type="string">
            <text:p>ins_count</text:p>
          </table:table-cell>
          <table:table-cell office:value-type="string">
            <text:p>taint1</text:p>
          </table:table-cell>
          <table:table-cell office:value-type="string">
            <text:p>taint2</text:p>
          </table:table-cell>
          <table:table-cell office:value-type="string">
            <text:p>taint_ins</text:p>
          </table:table-cell>
          <table:table-cell office:value-type="string">
            <text:p>time1</text:p>
          </table:table-cell>
          <table:table-cell office:value-type="string">
            <text:p>time2</text:p>
          </table:table-cell>
          <table:table-cell office:value-type="string">
            <text:p>time</text:p>
          </table:table-cell>
          <table:table-cell office:value-type="string">
            <text:p>total_ins</text:p>
          </table:table-cell>
          <table:table-cell table:number-columns-repeated="1010"/>
        </table:table-row>
        <table:table-row table:style-name="ro1">
          <table:table-cell office:value-type="string">
            <text:p>ImageMagick/PNG</text:p>
          </table:table-cell>
          <table:table-cell office:value-type="string">
            <text:p>Taint-S(D)</text:p>
          </table:table-cell>
          <table:table-cell office:value-type="float" office:value="1779277">
            <text:p>1779277</text:p>
          </table:table-cell>
          <table:table-cell office:value-type="float" office:value="28428959">
            <text:p>28428959</text:p>
          </table:table-cell>
          <table:table-cell table:formula="of:=SUM([.C2];[.D2])" office:value-type="float" office:value="30208236">
            <text:p>30208236</text:p>
          </table:table-cell>
          <table:table-cell office:value-type="float" office:value="71329">
            <text:p>71329</text:p>
          </table:table-cell>
          <table:table-cell office:value-type="float" office:value="186264">
            <text:p>186264</text:p>
          </table:table-cell>
          <table:table-cell table:formula="of:=SUM([.F2];[.G2])" office:value-type="float" office:value="257593">
            <text:p>257593</text:p>
          </table:table-cell>
          <table:table-cell office:value-type="float" office:value="34.936">
            <text:p>34.936</text:p>
          </table:table-cell>
          <table:table-cell office:value-type="float" office:value="4.664">
            <text:p>4.664</text:p>
          </table:table-cell>
          <table:table-cell table:formula="of:=SUM([.I2];[.J2])" office:value-type="float" office:value="39.6">
            <text:p>39.6</text:p>
          </table:table-cell>
          <table:table-cell table:formula="of:=SUM([.E2];[.H2])" office:value-type="float" office:value="30465829">
            <text:p>30465829</text:p>
          </table:table-cell>
          <table:table-cell table:number-columns-repeated="1010"/>
        </table:table-row>
        <table:table-row table:style-name="ro1">
          <table:table-cell office:value-type="string">
            <text:p>ImageMagick/PNG</text:p>
          </table:table-cell>
          <table:table-cell office:value-type="string">
            <text:p>Taint-S(C)</text:p>
          </table:table-cell>
          <table:table-cell office:value-type="float" office:value="1779277">
            <text:p>1779277</text:p>
          </table:table-cell>
          <table:table-cell office:value-type="float" office:value="28428959">
            <text:p>28428959</text:p>
          </table:table-cell>
          <table:table-cell table:formula="of:=SUM([.C3];[.D3])" office:value-type="float" office:value="30208236">
            <text:p>30208236</text:p>
          </table:table-cell>
          <table:table-cell office:value-type="float" office:value="60404">
            <text:p>60404</text:p>
          </table:table-cell>
          <table:table-cell office:value-type="float" office:value="185814">
            <text:p>185814</text:p>
          </table:table-cell>
          <table:table-cell table:formula="of:=SUM([.F3];[.G3])" office:value-type="float" office:value="246218">
            <text:p>246218</text:p>
          </table:table-cell>
          <table:table-cell office:value-type="float" office:value="35.024">
            <text:p>35.024</text:p>
          </table:table-cell>
          <table:table-cell office:value-type="float" office:value="4.04">
            <text:p>4.04</text:p>
          </table:table-cell>
          <table:table-cell table:formula="of:=SUM([.I3];[.J3])" office:value-type="float" office:value="39.064">
            <text:p>39.064</text:p>
          </table:table-cell>
          <table:table-cell table:formula="of:=SUM([.E3];[.H3])" office:value-type="float" office:value="30454454">
            <text:p>30454454</text:p>
          </table:table-cell>
          <table:table-cell table:number-columns-repeated="1010"/>
        </table:table-row>
        <table:table-row table:style-name="ro1">
          <table:table-cell office:value-type="string">
            <text:p>ImageMagick/PNG</text:p>
          </table:table-cell>
          <table:table-cell office:value-type="string">
            <text:p>CRC-S</text:p>
          </table:table-cell>
          <table:table-cell office:value-type="float" office:value="689002">
            <text:p>689002</text:p>
          </table:table-cell>
          <table:table-cell office:value-type="float" office:value="26241355">
            <text:p>26241355</text:p>
          </table:table-cell>
          <table:table-cell table:formula="of:=SUM([.C4];[.D4])" office:value-type="float" office:value="26930357">
            <text:p>26930357</text:p>
          </table:table-cell>
          <table:table-cell office:value-type="float" office:value="32715">
            <text:p>32715</text:p>
          </table:table-cell>
          <table:table-cell office:value-type="float" office:value="138967">
            <text:p>138967</text:p>
          </table:table-cell>
          <table:table-cell table:formula="of:=SUM([.F4];[.G4])" office:value-type="float" office:value="171682">
            <text:p>171682</text:p>
          </table:table-cell>
          <table:table-cell office:value-type="float" office:value="31.328">
            <text:p>31.328</text:p>
          </table:table-cell>
          <table:table-cell office:value-type="float" office:value="3.524">
            <text:p>3.524</text:p>
          </table:table-cell>
          <table:table-cell table:formula="of:=SUM([.I4];[.J4])" office:value-type="float" office:value="34.852">
            <text:p>34.852</text:p>
          </table:table-cell>
          <table:table-cell table:formula="of:=SUM([.E4];[.H4])" office:value-type="float" office:value="27102039">
            <text:p>27102039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optipng/PNG</text:p>
          </table:table-cell>
          <table:table-cell table:style-name="ce1" office:value-type="string">
            <text:p>Taint-S(D)</text:p>
          </table:table-cell>
          <table:table-cell table:style-name="ce1" office:value-type="float" office:value="9724582">
            <text:p>9724582</text:p>
          </table:table-cell>
          <table:table-cell table:style-name="ce1" office:value-type="float" office:value="33409">
            <text:p>33409</text:p>
          </table:table-cell>
          <table:table-cell table:style-name="ce1" table:formula="of:=SUM([.C5];[.D5])" office:value-type="float" office:value="9757991">
            <text:p>9757991</text:p>
          </table:table-cell>
          <table:table-cell table:style-name="ce1" office:value-type="float" office:value="6441896">
            <text:p>6441896</text:p>
          </table:table-cell>
          <table:table-cell table:style-name="ce1" office:value-type="float" office:value="1850">
            <text:p>1850</text:p>
          </table:table-cell>
          <table:table-cell table:style-name="ce1" table:formula="of:=SUM([.F5];[.G5])" office:value-type="float" office:value="6443746">
            <text:p>6443746</text:p>
          </table:table-cell>
          <table:table-cell table:style-name="ce1" office:value-type="float" office:value="312.604">
            <text:p>312.604</text:p>
          </table:table-cell>
          <table:table-cell table:style-name="ce1" office:value-type="float" office:value="107.6">
            <text:p>107.6</text:p>
          </table:table-cell>
          <table:table-cell table:style-name="ce1" table:formula="of:=SUM([.I5];[.J5])" office:value-type="float" office:value="420.204">
            <text:p>420.204</text:p>
          </table:table-cell>
          <table:table-cell table:formula="of:=SUM([.E5];[.H5])" office:value-type="float" office:value="16201737">
            <text:p>16201737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>
            <text:p>optipng/PNG</text:p>
          </table:table-cell>
          <table:table-cell office:value-type="string">
            <text:p>Taint-S(C)</text:p>
          </table:table-cell>
          <table:table-cell office:value-type="float" office:value="9724582">
            <text:p>9724582</text:p>
          </table:table-cell>
          <table:table-cell office:value-type="float" office:value="33409">
            <text:p>33409</text:p>
          </table:table-cell>
          <table:table-cell table:formula="of:=SUM([.C6];[.D6])" office:value-type="float" office:value="9757991">
            <text:p>9757991</text:p>
          </table:table-cell>
          <table:table-cell office:value-type="float" office:value="448530">
            <text:p>448530</text:p>
          </table:table-cell>
          <table:table-cell office:value-type="float" office:value="1639">
            <text:p>1639</text:p>
          </table:table-cell>
          <table:table-cell table:formula="of:=SUM([.F6];[.G6])" office:value-type="float" office:value="450169">
            <text:p>450169</text:p>
          </table:table-cell>
          <table:table-cell office:value-type="float" office:value="13.14">
            <text:p>13.14</text:p>
          </table:table-cell>
          <table:table-cell office:value-type="float" office:value="1.98">
            <text:p>1.98</text:p>
          </table:table-cell>
          <table:table-cell table:formula="of:=SUM([.I6];[.J6])" office:value-type="float" office:value="15.12">
            <text:p>15.12</text:p>
          </table:table-cell>
          <table:table-cell table:formula="of:=SUM([.E6];[.H6])" office:value-type="float" office:value="10208160">
            <text:p>1020816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optipng/PNG</text:p>
          </table:table-cell>
          <table:table-cell table:style-name="ce2" office:value-type="string">
            <text:p>CRC-S</text:p>
          </table:table-cell>
          <table:table-cell table:style-name="ce2" office:value-type="float" office:value="9476560">
            <text:p>9476560</text:p>
          </table:table-cell>
          <table:table-cell table:style-name="ce2" office:value-type="float" office:value="4952">
            <text:p>4952</text:p>
          </table:table-cell>
          <table:table-cell table:style-name="ce2" table:formula="of:=SUM([.C7];[.D7])" office:value-type="float" office:value="9481512">
            <text:p>9481512</text:p>
          </table:table-cell>
          <table:table-cell table:style-name="ce2" office:value-type="float" office:value="468984">
            <text:p>468984</text:p>
          </table:table-cell>
          <table:table-cell table:style-name="ce2" office:value-type="float" office:value="344">
            <text:p>344</text:p>
          </table:table-cell>
          <table:table-cell table:style-name="ce2" table:formula="of:=SUM([.F7];[.G7])" office:value-type="float" office:value="469328">
            <text:p>469328</text:p>
          </table:table-cell>
          <table:table-cell table:style-name="ce2" office:value-type="float" office:value="11.304">
            <text:p>11.304</text:p>
          </table:table-cell>
          <table:table-cell table:style-name="ce2" office:value-type="float" office:value="1.904">
            <text:p>1.904</text:p>
          </table:table-cell>
          <table:table-cell table:style-name="ce2" table:formula="of:=SUM([.I7];[.J7])" office:value-type="float" office:value="13.208">
            <text:p>13.208</text:p>
          </table:table-cell>
          <table:table-cell table:formula="of:=SUM([.E7];[.H7])" office:value-type="float" office:value="9950840">
            <text:p>9950840</text:p>
          </table:table-cell>
          <table:table-cell table:style-name="ce2" table:number-columns-repeated="1010"/>
        </table:table-row>
        <table:table-row table:style-name="ro1">
          <table:table-cell office:value-type="string">
            <text:p>pngcheck/PNG</text:p>
          </table:table-cell>
          <table:table-cell office:value-type="string">
            <text:p>Taint-S(D)</text:p>
          </table:table-cell>
          <table:table-cell table:style-name="ce4" office:value-type="float" office:value="79010">
            <text:p>79010</text:p>
          </table:table-cell>
          <table:table-cell table:style-name="ce4" office:value-type="float" office:value="14045">
            <text:p>14045</text:p>
          </table:table-cell>
          <table:table-cell table:style-name="ce4" table:formula="of:=SUM([.C8];[.D8])" office:value-type="float" office:value="93055">
            <text:p>93055</text:p>
          </table:table-cell>
          <table:table-cell table:style-name="ce4" office:value-type="float" office:value="10719">
            <text:p>10719</text:p>
          </table:table-cell>
          <table:table-cell table:style-name="ce4" office:value-type="float" office:value="1838">
            <text:p>1838</text:p>
          </table:table-cell>
          <table:table-cell table:style-name="ce4" table:formula="of:=SUM([.F8];[.G8])" office:value-type="float" office:value="12557">
            <text:p>12557</text:p>
          </table:table-cell>
          <table:table-cell table:style-name="ce4" office:value-type="float" office:value="3.692">
            <text:p>3.692</text:p>
          </table:table-cell>
          <table:table-cell table:style-name="ce4" office:value-type="float" office:value="1.248">
            <text:p>1.248</text:p>
          </table:table-cell>
          <table:table-cell table:style-name="ce4" table:formula="of:=SUM([.I8];[.J8])" office:value-type="float" office:value="4.94">
            <text:p>4.94</text:p>
          </table:table-cell>
          <table:table-cell table:formula="of:=SUM([.E8];[.H8])" office:value-type="float" office:value="105612">
            <text:p>105612</text:p>
          </table:table-cell>
          <table:table-cell table:number-columns-repeated="1010"/>
        </table:table-row>
        <table:table-row table:style-name="ro1">
          <table:table-cell office:value-type="string">
            <text:p>pngcheck/PNG</text:p>
          </table:table-cell>
          <table:table-cell office:value-type="string">
            <text:p>Taint-S(C)</text:p>
          </table:table-cell>
          <table:table-cell office:value-type="float" office:value="79010">
            <text:p>79010</text:p>
          </table:table-cell>
          <table:table-cell office:value-type="float" office:value="14045">
            <text:p>14045</text:p>
          </table:table-cell>
          <table:table-cell table:formula="of:=SUM([.C9];[.D9])" office:value-type="float" office:value="93055">
            <text:p>93055</text:p>
          </table:table-cell>
          <table:table-cell office:value-type="float" office:value="2699">
            <text:p>2699</text:p>
          </table:table-cell>
          <table:table-cell office:value-type="float" office:value="901">
            <text:p>901</text:p>
          </table:table-cell>
          <table:table-cell table:formula="of:=SUM([.F9];[.G9])" office:value-type="float" office:value="3600">
            <text:p>3600</text:p>
          </table:table-cell>
          <table:table-cell office:value-type="float" office:value="3.64">
            <text:p>3.64</text:p>
          </table:table-cell>
          <table:table-cell office:value-type="float" office:value="1.056">
            <text:p>1.056</text:p>
          </table:table-cell>
          <table:table-cell table:formula="of:=SUM([.I9];[.J9])" office:value-type="float" office:value="4.696">
            <text:p>4.696</text:p>
          </table:table-cell>
          <table:table-cell table:formula="of:=SUM([.E9];[.H9])" office:value-type="float" office:value="96655">
            <text:p>96655</text:p>
          </table:table-cell>
          <table:table-cell table:number-columns-repeated="1010"/>
        </table:table-row>
        <table:table-row table:style-name="ro1">
          <table:table-cell office:value-type="string">
            <text:p>pngcheck/PNG</text:p>
          </table:table-cell>
          <table:table-cell office:value-type="string">
            <text:p>CRC-S</text:p>
          </table:table-cell>
          <table:table-cell table:style-name="ce1" office:value-type="float" office:value="60131">
            <text:p>60131</text:p>
          </table:table-cell>
          <table:table-cell table:style-name="ce1" office:value-type="float" office:value="6687">
            <text:p>6687</text:p>
          </table:table-cell>
          <table:table-cell table:style-name="ce1" table:formula="of:=SUM([.C10];[.D10])" office:value-type="float" office:value="66818">
            <text:p>66818</text:p>
          </table:table-cell>
          <table:table-cell table:style-name="ce1" office:value-type="float" office:value="6698">
            <text:p>6698</text:p>
          </table:table-cell>
          <table:table-cell table:style-name="ce1" office:value-type="float" office:value="881">
            <text:p>881</text:p>
          </table:table-cell>
          <table:table-cell table:style-name="ce1" table:formula="of:=SUM([.F10];[.G10])" office:value-type="float" office:value="7579">
            <text:p>7579</text:p>
          </table:table-cell>
          <table:table-cell table:style-name="ce1" office:value-type="float" office:value="2.956">
            <text:p>2.956</text:p>
          </table:table-cell>
          <table:table-cell table:style-name="ce1" office:value-type="float" office:value="0.928">
            <text:p>0.928</text:p>
          </table:table-cell>
          <table:table-cell table:style-name="ce1" table:formula="of:=SUM([.I10];[.J10])" office:value-type="float" office:value="3.884">
            <text:p>3.884</text:p>
          </table:table-cell>
          <table:table-cell table:formula="of:=SUM([.E10];[.H10])" office:value-type="float" office:value="74397">
            <text:p>74397</text:p>
          </table:table-cell>
          <table:table-cell table:number-columns-repeated="1010"/>
        </table:table-row>
        <table:table-row table:style-name="ro1">
          <table:table-cell office:value-type="string">
            <text:p>tcpdump/UDP</text:p>
          </table:table-cell>
          <table:table-cell office:value-type="string">
            <text:p>Taint-S(D)</text:p>
          </table:table-cell>
          <table:table-cell table:style-name="ce4" office:value-type="float" office:value="1352540">
            <text:p>1352540</text:p>
          </table:table-cell>
          <table:table-cell table:style-name="ce4" office:value-type="float" office:value="1353301">
            <text:p>1353301</text:p>
          </table:table-cell>
          <table:table-cell table:style-name="ce4" table:formula="of:=SUM([.C11];[.D11])" office:value-type="float" office:value="2705841">
            <text:p>2705841</text:p>
          </table:table-cell>
          <table:table-cell table:style-name="ce4" office:value-type="float" office:value="59679">
            <text:p>59679</text:p>
          </table:table-cell>
          <table:table-cell table:style-name="ce4" office:value-type="float" office:value="59875">
            <text:p>59875</text:p>
          </table:table-cell>
          <table:table-cell table:style-name="ce4" table:formula="of:=SUM([.F11];[.G11])" office:value-type="float" office:value="119554">
            <text:p>119554</text:p>
          </table:table-cell>
          <table:table-cell table:style-name="ce4" office:value-type="float" office:value="13.948">
            <text:p>13.948</text:p>
          </table:table-cell>
          <table:table-cell table:style-name="ce4" office:value-type="float" office:value="3.324">
            <text:p>3.324</text:p>
          </table:table-cell>
          <table:table-cell table:style-name="ce4" table:formula="of:=SUM([.I11];[.J11])" office:value-type="float" office:value="17.272">
            <text:p>17.272</text:p>
          </table:table-cell>
          <table:table-cell table:formula="of:=SUM([.E11];[.H11])" office:value-type="float" office:value="2825395">
            <text:p>2825395</text:p>
          </table:table-cell>
          <table:table-cell table:number-columns-repeated="1010"/>
        </table:table-row>
        <table:table-row table:style-name="ro1">
          <table:table-cell office:value-type="string">
            <text:p>tcpdump/UDP</text:p>
          </table:table-cell>
          <table:table-cell office:value-type="string">
            <text:p>Taint-S(C)</text:p>
          </table:table-cell>
          <table:table-cell office:value-type="float" office:value="1352540">
            <text:p>1352540</text:p>
          </table:table-cell>
          <table:table-cell office:value-type="float" office:value="1353559">
            <text:p>1353559</text:p>
          </table:table-cell>
          <table:table-cell table:formula="of:=SUM([.C12];[.D12])" office:value-type="float" office:value="2706099">
            <text:p>2706099</text:p>
          </table:table-cell>
          <table:table-cell office:value-type="float" office:value="59369">
            <text:p>59369</text:p>
          </table:table-cell>
          <table:table-cell office:value-type="float" office:value="59603">
            <text:p>59603</text:p>
          </table:table-cell>
          <table:table-cell table:formula="of:=SUM([.F12];[.G12])" office:value-type="float" office:value="118972">
            <text:p>118972</text:p>
          </table:table-cell>
          <table:table-cell office:value-type="float" office:value="13.864">
            <text:p>13.864</text:p>
          </table:table-cell>
          <table:table-cell office:value-type="float" office:value="3.276">
            <text:p>3.276</text:p>
          </table:table-cell>
          <table:table-cell table:formula="of:=SUM([.I12];[.J12])" office:value-type="float" office:value="17.14">
            <text:p>17.14</text:p>
          </table:table-cell>
          <table:table-cell table:formula="of:=SUM([.E12];[.H12])" office:value-type="float" office:value="2825071">
            <text:p>2825071</text:p>
          </table:table-cell>
          <table:table-cell table:number-columns-repeated="1010"/>
        </table:table-row>
        <table:table-row table:style-name="ro1">
          <table:table-cell office:value-type="string">
            <text:p>tcpdump/UDP</text:p>
          </table:table-cell>
          <table:table-cell office:value-type="string">
            <text:p>CRC-S</text:p>
          </table:table-cell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 office:value-type="float" office:value="0">
            <text:p>0</text:p>
          </table:table-cell>
          <table:table-cell table:formula="of:=SUM([.E13];[.H13])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tcpdump/TCP</text:p>
          </table:table-cell>
          <table:table-cell office:value-type="string">
            <text:p>Taint-S(D)</text:p>
          </table:table-cell>
          <table:table-cell table:style-name="ce5" office:value-type="float" office:value="1341472">
            <text:p>1341472</text:p>
          </table:table-cell>
          <table:table-cell table:style-name="ce5" office:value-type="float" office:value="1342011">
            <text:p>1342011</text:p>
          </table:table-cell>
          <table:table-cell table:style-name="ce5" table:formula="of:=SUM([.C14];[.D14])" office:value-type="float" office:value="2683483">
            <text:p>2683483</text:p>
          </table:table-cell>
          <table:table-cell table:style-name="ce5" office:value-type="float" office:value="61627">
            <text:p>61627</text:p>
          </table:table-cell>
          <table:table-cell table:style-name="ce5" office:value-type="float" office:value="61831">
            <text:p>61831</text:p>
          </table:table-cell>
          <table:table-cell table:style-name="ce5" table:formula="of:=SUM([.F14];[.G14])" office:value-type="float" office:value="123458">
            <text:p>123458</text:p>
          </table:table-cell>
          <table:table-cell table:style-name="ce5" office:value-type="float" office:value="14.204">
            <text:p>14.204</text:p>
          </table:table-cell>
          <table:table-cell table:style-name="ce5" office:value-type="float" office:value="3.552">
            <text:p>3.552</text:p>
          </table:table-cell>
          <table:table-cell table:style-name="ce5" table:formula="of:=SUM([.I14];[.J14])" office:value-type="float" office:value="17.756">
            <text:p>17.756</text:p>
          </table:table-cell>
          <table:table-cell table:style-name="ce5" table:formula="of:=SUM([.E14];[.H14])" office:value-type="float" office:value="2806941">
            <text:p>2806941</text:p>
          </table:table-cell>
          <table:table-cell table:number-columns-repeated="1010"/>
        </table:table-row>
        <table:table-row table:style-name="ro1">
          <table:table-cell office:value-type="string">
            <text:p>tcpdump/TCP</text:p>
          </table:table-cell>
          <table:table-cell office:value-type="string">
            <text:p>Taint-S(C)</text:p>
          </table:table-cell>
          <table:table-cell office:value-type="float" office:value="1341472">
            <text:p>1341472</text:p>
          </table:table-cell>
          <table:table-cell office:value-type="float" office:value="1335807">
            <text:p>1335807</text:p>
          </table:table-cell>
          <table:table-cell table:formula="of:=SUM([.C15];[.D15])" office:value-type="float" office:value="2677279">
            <text:p>2677279</text:p>
          </table:table-cell>
          <table:table-cell office:value-type="float" office:value="59360">
            <text:p>59360</text:p>
          </table:table-cell>
          <table:table-cell office:value-type="float" office:value="59406">
            <text:p>59406</text:p>
          </table:table-cell>
          <table:table-cell table:formula="of:=SUM([.F15];[.G15])" office:value-type="float" office:value="118766">
            <text:p>118766</text:p>
          </table:table-cell>
          <table:table-cell office:value-type="float" office:value="14.128">
            <text:p>14.128</text:p>
          </table:table-cell>
          <table:table-cell office:value-type="float" office:value="3.384">
            <text:p>3.384</text:p>
          </table:table-cell>
          <table:table-cell table:formula="of:=SUM([.I15];[.J15])" office:value-type="float" office:value="17.512">
            <text:p>17.512</text:p>
          </table:table-cell>
          <table:table-cell table:formula="of:=SUM([.E15];[.H15])" office:value-type="float" office:value="2796045">
            <text:p>2796045</text:p>
          </table:table-cell>
          <table:table-cell table:number-columns-repeated="1010"/>
        </table:table-row>
        <table:table-row table:style-name="ro1">
          <table:table-cell office:value-type="string">
            <text:p>tcpdump/TCP</text:p>
          </table:table-cell>
          <table:table-cell office:value-type="string">
            <text:p>CRC-S</text:p>
          </table:table-cell>
          <table:table-cell table:number-columns-repeated="2"/>
          <table:table-cell/>
          <table:table-cell table:number-columns-repeated="2"/>
          <table:table-cell table:number-columns-repeated="3"/>
          <table:table-cell table:formula="of:=SUM([.I16];[.J16])" office:value-type="float" office:value="0">
            <text:p>0</text:p>
          </table:table-cell>
          <table:table-cell table:formula="of:=SUM([.E16];[.H16])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tcpdump/IP</text:p>
          </table:table-cell>
          <table:table-cell office:value-type="string">
            <text:p>Taint-S(D)</text:p>
          </table:table-cell>
          <table:table-cell office:value-type="float" office:value="1337387">
            <text:p>1337387</text:p>
          </table:table-cell>
          <table:table-cell office:value-type="float" office:value="1338423">
            <text:p>1338423</text:p>
          </table:table-cell>
          <table:table-cell table:formula="of:=SUM([.C17];[.D17])" office:value-type="float" office:value="2675810">
            <text:p>2675810</text:p>
          </table:table-cell>
          <table:table-cell office:value-type="float" office:value="69169">
            <text:p>69169</text:p>
          </table:table-cell>
          <table:table-cell office:value-type="float" office:value="69379">
            <text:p>69379</text:p>
          </table:table-cell>
          <table:table-cell table:formula="of:=SUM([.F17];[.G17])" office:value-type="float" office:value="138548">
            <text:p>138548</text:p>
          </table:table-cell>
          <table:table-cell office:value-type="float" office:value="14.312">
            <text:p>14.312</text:p>
          </table:table-cell>
          <table:table-cell office:value-type="float" office:value="4.196">
            <text:p>4.196</text:p>
          </table:table-cell>
          <table:table-cell table:formula="of:=SUM([.I17];[.J17])" office:value-type="float" office:value="18.508">
            <text:p>18.508</text:p>
          </table:table-cell>
          <table:table-cell table:formula="of:=SUM([.E17];[.H17])" office:value-type="float" office:value="2814358">
            <text:p>2814358</text:p>
          </table:table-cell>
          <table:table-cell table:number-columns-repeated="1010"/>
        </table:table-row>
        <table:table-row table:style-name="ro1">
          <table:table-cell office:value-type="string">
            <text:p>tcpdump/IP</text:p>
          </table:table-cell>
          <table:table-cell office:value-type="string">
            <text:p>Taint-S(C)</text:p>
          </table:table-cell>
          <table:table-cell office:value-type="float" office:value="1337129">
            <text:p>1337129</text:p>
          </table:table-cell>
          <table:table-cell office:value-type="float" office:value="1338423">
            <text:p>1338423</text:p>
          </table:table-cell>
          <table:table-cell table:formula="of:=SUM([.C18];[.D18])" office:value-type="float" office:value="2675552">
            <text:p>2675552</text:p>
          </table:table-cell>
          <table:table-cell office:value-type="float" office:value="59414">
            <text:p>59414</text:p>
          </table:table-cell>
          <table:table-cell office:value-type="float" office:value="59658">
            <text:p>59658</text:p>
          </table:table-cell>
          <table:table-cell table:formula="of:=SUM([.F18];[.G18])" office:value-type="float" office:value="119072">
            <text:p>119072</text:p>
          </table:table-cell>
          <table:table-cell office:value-type="float" office:value="14.156">
            <text:p>14.156</text:p>
          </table:table-cell>
          <table:table-cell office:value-type="float" office:value="3.532">
            <text:p>3.532</text:p>
          </table:table-cell>
          <table:table-cell table:formula="of:=SUM([.I18];[.J18])" office:value-type="float" office:value="17.688">
            <text:p>17.688</text:p>
          </table:table-cell>
          <table:table-cell table:formula="of:=SUM([.E18];[.H18])" office:value-type="float" office:value="2794624">
            <text:p>2794624</text:p>
          </table:table-cell>
          <table:table-cell table:number-columns-repeated="1010"/>
        </table:table-row>
        <table:table-row table:style-name="ro1">
          <table:table-cell office:value-type="string">
            <text:p>tcpdump/IP</text:p>
          </table:table-cell>
          <table:table-cell office:value-type="string">
            <text:p>CRC-S</text:p>
          </table:table-cell>
          <table:table-cell table:number-columns-repeated="2"/>
          <table:table-cell/>
          <table:table-cell table:number-columns-repeated="2"/>
          <table:table-cell table:number-columns-repeated="3"/>
          <table:table-cell table:formula="of:=SUM([.I19];[.J19])" office:value-type="float" office:value="0">
            <text:p>0</text:p>
          </table:table-cell>
          <table:table-cell table:formula="of:=SUM([.E19];[.H19])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tcpdump/IGMP</text:p>
          </table:table-cell>
          <table:table-cell office:value-type="string">
            <text:p>Taint-S(D)</text:p>
          </table:table-cell>
          <table:table-cell table:style-name="ce4" office:value-type="float" office:value="1359825">
            <text:p>1359825</text:p>
          </table:table-cell>
          <table:table-cell table:style-name="ce4" office:value-type="float" office:value="1358509">
            <text:p>1358509</text:p>
          </table:table-cell>
          <table:table-cell table:style-name="ce4" table:formula="of:=SUM([.C20];[.D20])" office:value-type="float" office:value="2718334">
            <text:p>2718334</text:p>
          </table:table-cell>
          <table:table-cell table:style-name="ce4" office:value-type="float" office:value="65030">
            <text:p>65030</text:p>
          </table:table-cell>
          <table:table-cell table:style-name="ce4" office:value-type="float" office:value="65451">
            <text:p>65451</text:p>
          </table:table-cell>
          <table:table-cell table:style-name="ce4" table:formula="of:=SUM([.F20];[.G20])" office:value-type="float" office:value="130481">
            <text:p>130481</text:p>
          </table:table-cell>
          <table:table-cell table:style-name="ce4" office:value-type="float" office:value="14.312">
            <text:p>14.312</text:p>
          </table:table-cell>
          <table:table-cell table:style-name="ce4" office:value-type="float" office:value="3.628">
            <text:p>3.628</text:p>
          </table:table-cell>
          <table:table-cell table:style-name="ce4" table:formula="of:=SUM([.I20];[.J20])" office:value-type="float" office:value="17.94">
            <text:p>17.94</text:p>
          </table:table-cell>
          <table:table-cell table:style-name="ce4" table:formula="of:=SUM([.E20];[.H20])" office:value-type="float" office:value="2848815">
            <text:p>2848815</text:p>
          </table:table-cell>
          <table:table-cell table:number-columns-repeated="1010"/>
        </table:table-row>
        <table:table-row table:style-name="ro1">
          <table:table-cell office:value-type="string">
            <text:p>tcpdump/IGMP</text:p>
          </table:table-cell>
          <table:table-cell office:value-type="string">
            <text:p>Taint-S(C)</text:p>
          </table:table-cell>
          <table:table-cell office:value-type="float" office:value="1357611">
            <text:p>1357611</text:p>
          </table:table-cell>
          <table:table-cell office:value-type="float" office:value="1358509">
            <text:p>1358509</text:p>
          </table:table-cell>
          <table:table-cell table:formula="of:=SUM([.C21];[.D21])" office:value-type="float" office:value="2716120">
            <text:p>2716120</text:p>
          </table:table-cell>
          <table:table-cell office:value-type="float" office:value="59981">
            <text:p>59981</text:p>
          </table:table-cell>
          <table:table-cell office:value-type="float" office:value="60109">
            <text:p>60109</text:p>
          </table:table-cell>
          <table:table-cell table:formula="of:=SUM([.F21];[.G21])" office:value-type="float" office:value="120090">
            <text:p>120090</text:p>
          </table:table-cell>
          <table:table-cell office:value-type="float" office:value="14.184">
            <text:p>14.184</text:p>
          </table:table-cell>
          <table:table-cell office:value-type="float" office:value="3.248">
            <text:p>3.248</text:p>
          </table:table-cell>
          <table:table-cell table:formula="of:=SUM([.I21];[.J21])" office:value-type="float" office:value="17.432">
            <text:p>17.432</text:p>
          </table:table-cell>
          <table:table-cell table:formula="of:=SUM([.E21];[.H21])" office:value-type="float" office:value="2836210">
            <text:p>2836210</text:p>
          </table:table-cell>
          <table:table-cell table:number-columns-repeated="1010"/>
        </table:table-row>
        <table:table-row table:style-name="ro1">
          <table:table-cell office:value-type="string">
            <text:p>tcpdump/IGMP</text:p>
          </table:table-cell>
          <table:table-cell office:value-type="string">
            <text:p>CRC-S</text:p>
          </table:table-cell>
          <table:table-cell table:number-columns-repeated="2"/>
          <table:table-cell/>
          <table:table-cell table:number-columns-repeated="2"/>
          <table:table-cell table:number-columns-repeated="3"/>
          <table:table-cell table:formula="of:=SUM([.I22];[.J22])" office:value-type="float" office:value="0">
            <text:p>0</text:p>
          </table:table-cell>
          <table:table-cell table:formula="of:=SUM([.E22];[.H22]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tar/tar</text:p>
          </table:table-cell>
          <table:table-cell table:style-name="ce3" office:value-type="string">
            <text:p>Taint-S(D)</text:p>
          </table:table-cell>
          <table:table-cell table:style-name="ce6" office:value-type="float" office:value="190429">
            <text:p>190429</text:p>
          </table:table-cell>
          <table:table-cell table:style-name="ce6" office:value-type="float" office:value="181885">
            <text:p>181885</text:p>
          </table:table-cell>
          <table:table-cell table:style-name="ce6" table:formula="of:=SUM([.C23];[.D23])" office:value-type="float" office:value="372314">
            <text:p>372314</text:p>
          </table:table-cell>
          <table:table-cell table:style-name="ce6" office:value-type="float" office:value="15759">
            <text:p>15759</text:p>
          </table:table-cell>
          <table:table-cell table:style-name="ce6" office:value-type="float" office:value="12971">
            <text:p>12971</text:p>
          </table:table-cell>
          <table:table-cell table:style-name="ce6" table:formula="of:=SUM([.F23];[.G23])" office:value-type="float" office:value="28730">
            <text:p>28730</text:p>
          </table:table-cell>
          <table:table-cell table:style-name="ce6" office:value-type="float" office:value="13.272">
            <text:p>13.272</text:p>
          </table:table-cell>
          <table:table-cell table:style-name="ce6" office:value-type="float" office:value="3.096">
            <text:p>3.096</text:p>
          </table:table-cell>
          <table:table-cell table:style-name="ce6" table:formula="of:=SUM([.I23];[.J23])" office:value-type="float" office:value="16.368">
            <text:p>16.368</text:p>
          </table:table-cell>
          <table:table-cell table:style-name="ce6" table:formula="of:=SUM([.E23];[.H23])" office:value-type="float" office:value="401044">
            <text:p>401044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tar/tar</text:p>
          </table:table-cell>
          <table:table-cell table:style-name="ce3" office:value-type="string">
            <text:p>Taint-S(C)</text:p>
          </table:table-cell>
          <table:table-cell table:style-name="ce3" office:value-type="float" office:value="190429">
            <text:p>190429</text:p>
          </table:table-cell>
          <table:table-cell table:style-name="ce3" office:value-type="float" office:value="181885">
            <text:p>181885</text:p>
          </table:table-cell>
          <table:table-cell table:style-name="ce3" table:formula="of:=SUM([.C24];[.D24])" office:value-type="float" office:value="372314">
            <text:p>372314</text:p>
          </table:table-cell>
          <table:table-cell table:style-name="ce3" office:value-type="float" office:value="10699">
            <text:p>10699</text:p>
          </table:table-cell>
          <table:table-cell table:style-name="ce3" office:value-type="float" office:value="10087">
            <text:p>10087</text:p>
          </table:table-cell>
          <table:table-cell table:style-name="ce3" table:formula="of:=SUM([.F24];[.G24])" office:value-type="float" office:value="20786">
            <text:p>20786</text:p>
          </table:table-cell>
          <table:table-cell table:style-name="ce3" office:value-type="float" office:value="7.684">
            <text:p>7.684</text:p>
          </table:table-cell>
          <table:table-cell table:style-name="ce3" office:value-type="float" office:value="2.188">
            <text:p>2.188</text:p>
          </table:table-cell>
          <table:table-cell table:style-name="ce3" table:formula="of:=SUM([.I24];[.J24])" office:value-type="float" office:value="9.872">
            <text:p>9.872</text:p>
          </table:table-cell>
          <table:table-cell table:style-name="ce3" table:formula="of:=SUM([.E24];[.H24])" office:value-type="float" office:value="393100">
            <text:p>39310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tar/tar</text:p>
          </table:table-cell>
          <table:table-cell office:value-type="string">
            <text:p>CRC-S</text:p>
          </table:table-cell>
          <table:table-cell table:number-columns-repeated="2"/>
          <table:table-cell/>
          <table:table-cell table:number-columns-repeated="2"/>
          <table:table-cell table:number-columns-repeated="3"/>
          <table:table-cell table:formula="of:=SUM([.I25];[.J25])" office:value-type="float" office:value="0">
            <text:p>0</text:p>
          </table:table-cell>
          <table:table-cell table:formula="of:=SUM([.E25];[.H25]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gzip/gzip</text:p>
          </table:table-cell>
          <table:table-cell table:style-name="ce3" office:value-type="string">
            <text:p>Taint-S(D)</text:p>
          </table:table-cell>
          <table:table-cell table:style-name="ce7" office:value-type="float" office:value="151388">
            <text:p>151388</text:p>
          </table:table-cell>
          <table:table-cell table:style-name="ce7" office:value-type="float" office:value="156865">
            <text:p>156865</text:p>
          </table:table-cell>
          <table:table-cell table:style-name="ce7" table:formula="of:=SUM([.C26];[.D26])" office:value-type="float" office:value="308253">
            <text:p>308253</text:p>
          </table:table-cell>
          <table:table-cell table:style-name="ce7" office:value-type="float" office:value="4088">
            <text:p>4088</text:p>
          </table:table-cell>
          <table:table-cell table:style-name="ce7" office:value-type="float" office:value="4668">
            <text:p>4668</text:p>
          </table:table-cell>
          <table:table-cell table:style-name="ce7" table:formula="of:=SUM([.F26];[.G26])" office:value-type="float" office:value="8756">
            <text:p>8756</text:p>
          </table:table-cell>
          <table:table-cell table:style-name="ce7" office:value-type="float" office:value="3.468">
            <text:p>3.468</text:p>
          </table:table-cell>
          <table:table-cell table:style-name="ce7" office:value-type="float" office:value="0.984">
            <text:p>0.984</text:p>
          </table:table-cell>
          <table:table-cell table:style-name="ce7" table:formula="of:=SUM([.I26];[.J26])" office:value-type="float" office:value="4.452">
            <text:p>4.452</text:p>
          </table:table-cell>
          <table:table-cell table:style-name="ce7" table:formula="of:=SUM([.E26];[.H26])" office:value-type="float" office:value="317009">
            <text:p>317009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gzip/gzip</text:p>
          </table:table-cell>
          <table:table-cell table:style-name="ce3" office:value-type="string">
            <text:p>Taint-S(C)</text:p>
          </table:table-cell>
          <table:table-cell table:style-name="ce3" office:value-type="float" office:value="151388">
            <text:p>151388</text:p>
          </table:table-cell>
          <table:table-cell table:style-name="ce3" office:value-type="float" office:value="156865">
            <text:p>156865</text:p>
          </table:table-cell>
          <table:table-cell table:style-name="ce3" table:formula="of:=SUM([.C27];[.D27])" office:value-type="float" office:value="308253">
            <text:p>308253</text:p>
          </table:table-cell>
          <table:table-cell table:style-name="ce3" office:value-type="float" office:value="3896">
            <text:p>3896</text:p>
          </table:table-cell>
          <table:table-cell table:style-name="ce3" office:value-type="float" office:value="4491">
            <text:p>4491</text:p>
          </table:table-cell>
          <table:table-cell table:style-name="ce3" table:formula="of:=SUM([.F27];[.G27])" office:value-type="float" office:value="8387">
            <text:p>8387</text:p>
          </table:table-cell>
          <table:table-cell table:style-name="ce3" office:value-type="float" office:value="3.468">
            <text:p>3.468</text:p>
          </table:table-cell>
          <table:table-cell table:style-name="ce3" office:value-type="float" office:value="0.888">
            <text:p>0.888</text:p>
          </table:table-cell>
          <table:table-cell table:style-name="ce3" table:formula="of:=SUM([.I27];[.J27])" office:value-type="float" office:value="4.356">
            <text:p>4.356</text:p>
          </table:table-cell>
          <table:table-cell table:style-name="ce3" table:formula="of:=SUM([.E27];[.H27])" office:value-type="float" office:value="316640">
            <text:p>31664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gzip/gzip</text:p>
          </table:table-cell>
          <table:table-cell office:value-type="string">
            <text:p>CRC-S</text:p>
          </table:table-cell>
          <table:table-cell table:number-columns-repeated="2"/>
          <table:table-cell/>
          <table:table-cell table:number-columns-repeated="2"/>
          <table:table-cell table:number-columns-repeated="3"/>
          <table:table-cell table:formula="of:=SUM([.I28];[.J28])" office:value-type="float" office:value="0">
            <text:p>0</text:p>
          </table:table-cell>
          <table:table-cell table:formula="of:=SUM([.E28];[.H28]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unzip/zip</text:p>
          </table:table-cell>
          <table:table-cell table:style-name="ce9" office:value-type="string">
            <text:p>Taint-S(D)</text:p>
          </table:table-cell>
          <table:table-cell table:style-name="ce9" office:value-type="float" office:value="142812">
            <text:p>142812</text:p>
          </table:table-cell>
          <table:table-cell table:style-name="ce9" office:value-type="float" office:value="144265">
            <text:p>144265</text:p>
          </table:table-cell>
          <table:table-cell table:style-name="ce9" table:formula="of:=SUM([.C29];[.D29])" office:value-type="float" office:value="287077">
            <text:p>287077</text:p>
          </table:table-cell>
          <table:table-cell table:style-name="ce9" office:value-type="float" office:value="3591">
            <text:p>3591</text:p>
          </table:table-cell>
          <table:table-cell table:style-name="ce9" office:value-type="float" office:value="3872">
            <text:p>3872</text:p>
          </table:table-cell>
          <table:table-cell table:style-name="ce9" table:formula="of:=SUM([.F29];[.G29])" office:value-type="float" office:value="7463">
            <text:p>7463</text:p>
          </table:table-cell>
          <table:table-cell table:style-name="ce9" office:value-type="float" office:value="7.528">
            <text:p>7.528</text:p>
          </table:table-cell>
          <table:table-cell table:style-name="ce9" office:value-type="float" office:value="2.024">
            <text:p>2.024</text:p>
          </table:table-cell>
          <table:table-cell table:style-name="ce9" table:formula="of:=SUM([.I29];[.J29])" office:value-type="float" office:value="9.552">
            <text:p>9.552</text:p>
          </table:table-cell>
          <table:table-cell table:style-name="ce9" table:formula="of:=SUM([.E29];[.H29])" office:value-type="float" office:value="294540">
            <text:p>294540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unzip/zip</text:p>
          </table:table-cell>
          <table:table-cell table:style-name="ce9" office:value-type="string">
            <text:p>Taint-S(C)</text:p>
          </table:table-cell>
          <table:table-cell table:style-name="ce10" office:value-type="float" office:value="142812">
            <text:p>142812</text:p>
          </table:table-cell>
          <table:table-cell table:style-name="ce10" office:value-type="float" office:value="144265">
            <text:p>144265</text:p>
          </table:table-cell>
          <table:table-cell table:style-name="ce10" table:formula="of:=SUM([.C30];[.D30])" office:value-type="float" office:value="287077">
            <text:p>287077</text:p>
          </table:table-cell>
          <table:table-cell table:style-name="ce10" office:value-type="float" office:value="2194">
            <text:p>2194</text:p>
          </table:table-cell>
          <table:table-cell table:style-name="ce10" office:value-type="float" office:value="2437">
            <text:p>2437</text:p>
          </table:table-cell>
          <table:table-cell table:style-name="ce10" table:formula="of:=SUM([.F30];[.G30])" office:value-type="float" office:value="4631">
            <text:p>4631</text:p>
          </table:table-cell>
          <table:table-cell table:style-name="ce10" office:value-type="float" office:value="7.372">
            <text:p>7.372</text:p>
          </table:table-cell>
          <table:table-cell table:style-name="ce10" office:value-type="float" office:value="1.856">
            <text:p>1.856</text:p>
          </table:table-cell>
          <table:table-cell table:style-name="ce10" table:formula="of:=SUM([.I30];[.J30])" office:value-type="float" office:value="9.228">
            <text:p>9.228</text:p>
          </table:table-cell>
          <table:table-cell table:style-name="ce10" table:formula="of:=SUM([.E30];[.H30])" office:value-type="float" office:value="291708">
            <text:p>291708</text:p>
          </table:table-cell>
          <table:table-cell table:number-columns-repeated="1010"/>
        </table:table-row>
        <table:table-row table:style-name="ro1">
          <table:table-cell office:value-type="string">
            <text:p>unzip/zip</text:p>
          </table:table-cell>
          <table:table-cell office:value-type="string">
            <text:p>CRC-S</text:p>
          </table:table-cell>
          <table:table-cell table:number-columns-repeated="2"/>
          <table:table-cell/>
          <table:table-cell table:number-columns-repeated="2"/>
          <table:table-cell table:number-columns-repeated="3"/>
          <table:table-cell table:formula="of:=SUM([.I31];[.J31])" office:value-type="float" office:value="0">
            <text:p>0</text:p>
          </table:table-cell>
          <table:table-cell table:formula="of:=SUM([.E31];[.H31])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rar/rar</text:p>
          </table:table-cell>
          <table:table-cell office:value-type="string">
            <text:p>Taint-S(D)</text:p>
          </table:table-cell>
          <table:table-cell table:style-name="ce4" office:value-type="float" office:value="142590">
            <text:p>142590</text:p>
          </table:table-cell>
          <table:table-cell table:style-name="ce4" office:value-type="float" office:value="148899">
            <text:p>148899</text:p>
          </table:table-cell>
          <table:table-cell table:style-name="ce4" table:formula="of:=SUM([.C32];[.D32])" office:value-type="float" office:value="291489">
            <text:p>291489</text:p>
          </table:table-cell>
          <table:table-cell table:style-name="ce4" office:value-type="float" office:value="36951">
            <text:p>36951</text:p>
          </table:table-cell>
          <table:table-cell table:style-name="ce4" office:value-type="float" office:value="38471">
            <text:p>38471</text:p>
          </table:table-cell>
          <table:table-cell table:style-name="ce4" table:formula="of:=SUM([.F32];[.G32])" office:value-type="float" office:value="75422">
            <text:p>75422</text:p>
          </table:table-cell>
          <table:table-cell table:style-name="ce4" office:value-type="float" office:value="8.508">
            <text:p>8.508</text:p>
          </table:table-cell>
          <table:table-cell table:style-name="ce4" office:value-type="float" office:value="3.9">
            <text:p>3.9</text:p>
          </table:table-cell>
          <table:table-cell table:style-name="ce4" table:formula="of:=SUM([.I32];[.J32])" office:value-type="float" office:value="12.408">
            <text:p>12.408</text:p>
          </table:table-cell>
          <table:table-cell table:style-name="ce4" table:formula="of:=SUM([.E32];[.H32])" office:value-type="float" office:value="366911">
            <text:p>366911</text:p>
          </table:table-cell>
          <table:table-cell table:number-columns-repeated="1010"/>
        </table:table-row>
        <table:table-row table:style-name="ro1">
          <table:table-cell office:value-type="string">
            <text:p>rar/rar</text:p>
          </table:table-cell>
          <table:table-cell office:value-type="string">
            <text:p>Taint-S(C)</text:p>
          </table:table-cell>
          <table:table-cell table:style-name="ce1" office:value-type="float" office:value="142590">
            <text:p>142590</text:p>
          </table:table-cell>
          <table:table-cell table:style-name="ce1" office:value-type="float" office:value="148899">
            <text:p>148899</text:p>
          </table:table-cell>
          <table:table-cell table:style-name="ce1" table:formula="of:=SUM([.C33];[.D33])" office:value-type="float" office:value="291489">
            <text:p>291489</text:p>
          </table:table-cell>
          <table:table-cell table:style-name="ce1" office:value-type="float" office:value="11189">
            <text:p>11189</text:p>
          </table:table-cell>
          <table:table-cell table:style-name="ce1" office:value-type="float" office:value="11695">
            <text:p>11695</text:p>
          </table:table-cell>
          <table:table-cell table:style-name="ce1" table:formula="of:=SUM([.F33];[.G33])" office:value-type="float" office:value="22884">
            <text:p>22884</text:p>
          </table:table-cell>
          <table:table-cell table:style-name="ce1" office:value-type="float" office:value="8.116">
            <text:p>8.116</text:p>
          </table:table-cell>
          <table:table-cell table:style-name="ce1" office:value-type="float" office:value="2.012">
            <text:p>2.012</text:p>
          </table:table-cell>
          <table:table-cell table:style-name="ce1" table:formula="of:=SUM([.I33];[.J33])" office:value-type="float" office:value="10.128">
            <text:p>10.128</text:p>
          </table:table-cell>
          <table:table-cell table:style-name="ce1" table:formula="of:=SUM([.E33];[.H33])" office:value-type="float" office:value="314373">
            <text:p>314373</text:p>
          </table:table-cell>
          <table:table-cell table:number-columns-repeated="1010"/>
        </table:table-row>
        <table:table-row table:style-name="ro1">
          <table:table-cell office:value-type="string">
            <text:p>rar/rar</text:p>
          </table:table-cell>
          <table:table-cell office:value-type="string">
            <text:p>CRC-S</text:p>
          </table:table-cell>
          <table:table-cell table:number-columns-repeated="6"/>
          <table:table-cell table:number-columns-repeated="2"/>
          <table:table-cell table:formula="of:=SUM([.I34];[.J34])" office:value-type="float" office:value="0">
            <text:p>0</text:p>
          </table:table-cell>
          <table:table-cell table:number-columns-repeated="1011"/>
        </table:table-row>
      </table:table>
      <table:database-ranges>
        <table:database-range table:target-range-address="工作表2.A1:工作表2.L3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8">2018／09／28</text:date>, <text:time>06:09:42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 1</meta:initial-creator>
    <meta:creation-date>2018-09-25T19:24:26</meta:creation-date>
    <dc:date>2018-09-28T06:09:42</dc:date>
    <dc:creator>1 1</dc:creator>
    <meta:editing-duration>P1DT16H59M51S</meta:editing-duration>
    <meta:editing-cycles>16</meta:editing-cycles>
    <meta:generator>OpenOffice/4.1.1$Linux OpenOffice.org_project/411m6$Build-9775</meta:generator>
    <meta:document-statistic meta:table-count="3" meta:cell-count="1085" meta:object-count="0"/>
  </office:meta>
</office:document-meta>
</file>